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Courier New3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  <style:font-face style:name="sans-serif" svg:font-family="sans-serif"/>
  </office:font-face-decls>
  <office:automatic-styles>
    <style:style style:name="Таблица1" style:family="table">
      <style:table-properties style:width="17.519cm" table:align="center" style:writing-mode="lr-tb"/>
    </style:style>
    <style:style style:name="Таблица1.A" style:family="table-column">
      <style:table-column-properties style:column-width="3.948cm"/>
    </style:style>
    <style:style style:name="Таблица1.B" style:family="table-column">
      <style:table-column-properties style:column-width="0.681cm"/>
    </style:style>
    <style:style style:name="Таблица1.C" style:family="table-column">
      <style:table-column-properties style:column-width="12.8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" style:family="table">
      <style:table-properties style:width="15.446cm" table:align="center" style:writing-mode="lr-tb"/>
    </style:style>
    <style:style style:name="Таблица3.A" style:family="table-column">
      <style:table-column-properties style:column-width="4.547cm"/>
    </style:style>
    <style:style style:name="Таблица3.B" style:family="table-column">
      <style:table-column-properties style:column-width="10.89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  <style:text-properties fo:font-size="10pt" fo:language="none" fo:country="none" style:font-size-asian="10pt" style:language-asian="none" style:country-asian="none"/>
    </style:style>
    <style:style style:name="P3" style:family="paragraph" style:parent-style-name="Standard">
      <style:paragraph-properties fo:margin-top="0.106cm" fo:margin-bottom="0cm" style:contextual-spacing="false"/>
      <style:text-properties fo:font-size="9pt" style:font-size-asian="9pt" style:font-size-complex="9pt"/>
    </style:style>
    <style:style style:name="P4" style:family="paragraph" style:parent-style-name="Standard">
      <style:text-properties style:font-name="Times New Roman" officeooo:paragraph-rsid="000aaa2f"/>
    </style:style>
    <style:style style:name="P5" style:family="paragraph" style:parent-style-name="Standard">
      <style:paragraph-properties fo:margin-top="0.212cm" fo:margin-bottom="0cm" style:contextual-spacing="false"/>
      <style:text-properties style:font-name="Times New Roman" officeooo:paragraph-rsid="000aaa2f"/>
    </style:style>
    <style:style style:name="P6" style:family="paragraph" style:parent-style-name="Text_20_body_20_indent">
      <style:paragraph-properties fo:margin-left="0cm" fo:margin-right="0cm" fo:text-indent="1.251cm" style:auto-text-indent="false"/>
      <style:text-properties style:font-name="Times New Roman" officeooo:paragraph-rsid="000aaa2f"/>
    </style:style>
    <style:style style:name="P7" style:family="paragraph" style:parent-style-name="Text_20_body_20_indent">
      <style:text-properties style:font-name="Times New Roman" officeooo:paragraph-rsid="000aaa2f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style:font-name="Times New Roman" officeooo:paragraph-rsid="000aaa2f"/>
    </style:style>
    <style:style style:name="P9" style:family="paragraph" style:parent-style-name="Heading">
      <style:paragraph-properties fo:margin-top="4.233cm" fo:margin-bottom="0.106cm" style:contextual-spacing="false"/>
      <style:text-properties style:font-name="Times New Roman" officeooo:paragraph-rsid="000aaa2f" style:font-name-complex="Times New Roman"/>
    </style:style>
    <style:style style:name="P10" style:family="paragraph" style:parent-style-name="Заг_20_1_20_АННОТАЦИЯ">
      <style:paragraph-properties fo:margin-top="0.212cm" fo:margin-bottom="0.423cm" style:contextual-spacing="false"/>
      <style:text-properties style:font-name="Times New Roman" officeooo:paragraph-rsid="000aaa2f" style:font-name-complex="Times New Roman"/>
    </style:style>
    <style:style style:name="P11" style:family="paragraph" style:parent-style-name="Standard">
      <style:paragraph-properties fo:margin-top="0.071cm" fo:margin-bottom="0.071cm" style:contextual-spacing="false" fo:text-align="start" style:justify-single-word="false"/>
      <style:text-properties style:font-name="Times New Roman" officeooo:paragraph-rsid="000aaa2f"/>
    </style:style>
    <style:style style:name="P12" style:family="paragraph" style:parent-style-name="Text_20_body_20_indent">
      <style:text-properties style:font-name="Times New Roman" officeooo:paragraph-rsid="000aaa2f" style:font-name-asian="Arial Unicode MS"/>
    </style:style>
    <style:style style:name="P13" style:family="paragraph" style:parent-style-name="Standard">
      <style:paragraph-properties fo:margin-top="1.27cm" fo:margin-bottom="0cm" style:contextual-spacing="false" fo:text-align="center" style:justify-single-word="false"/>
      <style:text-properties style:font-name="Times New Roman" officeooo:paragraph-rsid="000aaa2f"/>
    </style:style>
    <style:style style:name="P14" style:family="paragraph" style:parent-style-name="Standard">
      <style:paragraph-properties fo:margin-top="0.423cm" fo:margin-bottom="0cm" style:contextual-spacing="false" fo:text-align="center" style:justify-single-word="false"/>
      <style:text-properties style:font-name="Times New Roman" officeooo:paragraph-rsid="000aaa2f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0aaa2f"/>
    </style:style>
    <style:style style:name="P16" style:family="paragraph" style:parent-style-name="Standard">
      <style:paragraph-properties fo:margin-left="-0.189cm" fo:margin-right="-0.191cm" fo:text-align="center" style:justify-single-word="false" fo:text-indent="0cm" style:auto-text-indent="false"/>
      <style:text-properties style:font-name="Times New Roman" fo:font-size="11pt" officeooo:paragraph-rsid="000aaa2f" style:font-size-asian="11pt" style:font-size-complex="11pt"/>
    </style:style>
    <style:style style:name="P17" style:family="paragraph" style:parent-style-name="Standard">
      <style:paragraph-properties fo:margin-left="-0.189cm" fo:margin-right="-0.189cm" fo:text-align="center" style:justify-single-word="false" fo:text-indent="0cm" style:auto-text-indent="false"/>
      <style:text-properties style:font-name="Times New Roman" fo:font-size="11pt" officeooo:paragraph-rsid="000aaa2f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1pt" officeooo:paragraph-rsid="000aaa2f" style:font-size-asian="11pt" style:font-size-complex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212cm"/>
        </style:tab-stops>
      </style:paragraph-properties>
      <style:text-properties style:font-name="Times New Roman" fo:font-size="11pt" officeooo:paragraph-rsid="000aaa2f" style:font-size-asian="11pt" style:font-size-complex="11pt"/>
    </style:style>
    <style:style style:name="P20" style:family="paragraph" style:parent-style-name="Standard">
      <style:paragraph-properties fo:margin-left="0cm" fo:margin-right="0.161cm" fo:line-height="150%" fo:text-indent="0cm" style:auto-text-indent="false" style:snap-to-layout-grid="false"/>
      <style:text-properties style:font-name="Times New Roman" fo:font-size="10pt" fo:language="en" fo:country="US" officeooo:paragraph-rsid="000aaa2f" style:font-size-asian="10pt" style:language-asian="en" style:country-asian="US" style:font-size-complex="10pt"/>
    </style:style>
    <style:style style:name="P21" style:family="paragraph" style:parent-style-name="Standard">
      <style:paragraph-properties fo:margin-left="0cm" fo:margin-right="0.161cm" fo:line-height="150%" fo:text-align="start" style:justify-single-word="false" fo:text-indent="0cm" style:auto-text-indent="false" style:snap-to-layout-grid="false"/>
      <style:text-properties style:font-name="Times New Roman" fo:font-size="10pt" fo:language="en" fo:country="US" officeooo:paragraph-rsid="000aaa2f" style:font-size-asian="10pt" style:language-asian="en" style:country-asian="US" style:font-size-complex="10pt"/>
    </style:style>
    <style:style style:name="P22" style:family="paragraph" style:parent-style-name="Standard">
      <style:paragraph-properties fo:margin-left="0cm" fo:margin-right="0.161cm" fo:text-indent="0cm" style:auto-text-indent="false" style:snap-to-layout-grid="false"/>
      <style:text-properties style:font-name="Times New Roman" fo:language="en" fo:country="US" officeooo:paragraph-rsid="000aaa2f" style:language-asian="en" style:country-asian="US" style:font-size-complex="10pt"/>
    </style:style>
    <style:style style:name="P23" style:family="paragraph" style:parent-style-name="Standard">
      <style:paragraph-properties fo:margin-left="0cm" fo:margin-right="0.161cm" fo:text-align="start" style:justify-single-word="false" fo:text-indent="0cm" style:auto-text-indent="false" style:snap-to-layout-grid="false"/>
      <style:text-properties style:font-name="Times New Roman" fo:language="en" fo:country="US" officeooo:paragraph-rsid="000aaa2f" style:language-asian="en" style:country-asian="US" style:font-size-complex="10pt"/>
    </style:style>
    <style:style style:name="P24" style:family="paragraph" style:parent-style-name="Standard">
      <style:paragraph-properties fo:margin-left="0cm" fo:margin-right="0.161cm" fo:text-indent="0cm" style:auto-text-indent="false" style:snap-to-layout-grid="false"/>
      <style:text-properties style:font-name="Times New Roman" officeooo:paragraph-rsid="000aaa2f" style:language-asian="en" style:country-asian="US" style:font-size-complex="10pt"/>
    </style:style>
    <style:style style:name="P25" style:family="paragraph" style:parent-style-name="Standard">
      <style:paragraph-properties fo:margin-left="0cm" fo:margin-right="0.161cm" fo:text-align="start" style:justify-single-word="false" fo:text-indent="0cm" style:auto-text-indent="false" style:snap-to-layout-grid="false"/>
      <style:text-properties style:font-name="Times New Roman" officeooo:paragraph-rsid="000aaa2f" style:language-asian="en" style:country-asian="US" style:font-size-complex="10pt"/>
    </style:style>
    <style:style style:name="P26" style:family="paragraph" style:parent-style-name="Text_20_body">
      <style:text-properties style:font-name="Times New Roman"/>
    </style:style>
    <style:style style:name="P27" style:family="paragraph" style:parent-style-name="Text_20_body_20_indent">
      <style:text-properties style:font-name="Times New Roman" officeooo:rsid="00117d5a" officeooo:paragraph-rsid="00117d5a"/>
    </style:style>
    <style:style style:name="P28" style:family="paragraph" style:parent-style-name="Text_20_body_20_indent">
      <style:paragraph-properties fo:margin-left="0cm" fo:margin-right="0cm" fo:text-indent="1.251cm" style:auto-text-indent="false"/>
      <style:text-properties style:font-name="Times New Roman" officeooo:paragraph-rsid="00129b2d"/>
    </style:style>
    <style:style style:name="P29" style:family="paragraph" style:parent-style-name="Заг_20_1_20_АННОТАЦИЯ">
      <style:paragraph-properties fo:margin-top="0.423cm" fo:margin-bottom="0.423cm" style:contextual-spacing="false" fo:line-height="100%" fo:break-before="auto" fo:break-after="auto"/>
      <style:text-properties style:font-name="Times New Roman" officeooo:paragraph-rsid="000aaa2f"/>
    </style:style>
    <style:style style:name="P30" style:family="paragraph" style:parent-style-name="Титул">
      <style:paragraph-properties fo:margin-top="0.423cm" fo:margin-bottom="0cm" style:contextual-spacing="false"/>
      <style:text-properties style:font-name="Times New Roman" fo:font-size="16pt" fo:font-weight="bold" officeooo:rsid="000aaa2f" officeooo:paragraph-rsid="000aaa2f" style:font-size-asian="16pt" style:font-weight-asian="bold" style:font-name-complex="Times New Roman" style:font-size-complex="16pt"/>
    </style:style>
    <style:style style:name="P31" style:family="paragraph" style:parent-style-name="Электронная_20_подпись">
      <style:paragraph-properties fo:margin-top="0.071cm" fo:margin-bottom="0.071cm" style:contextual-spacing="false" fo:text-align="start" style:justify-single-word="false"/>
      <style:text-properties style:font-name="Times New Roman" fo:font-weight="bold" officeooo:paragraph-rsid="000aaa2f" style:font-weight-asian="bold" style:font-weight-complex="bold"/>
    </style:style>
    <style:style style:name="P32" style:family="paragraph" style:parent-style-name="Contents_20_1">
      <style:paragraph-properties>
        <style:tab-stops>
          <style:tab-stop style:position="17.032cm" style:type="right" style:leader-style="dotted" style:leader-text="."/>
        </style:tab-stops>
      </style:paragraph-properties>
      <style:text-properties officeooo:paragraph-rsid="000aaa2f"/>
    </style:style>
    <style:style style:name="P33" style:family="paragraph" style:parent-style-name="Contents_20_2">
      <style:text-properties officeooo:paragraph-rsid="000aaa2f"/>
    </style:style>
    <style:style style:name="P34" style:family="paragraph" style:parent-style-name="Contents_20_3">
      <style:text-properties officeooo:paragraph-rsid="000aaa2f"/>
    </style:style>
    <style:style style:name="P35" style:family="paragraph" style:parent-style-name="Standard">
      <style:paragraph-properties fo:margin-left="0.423cm" fo:margin-right="0cm" fo:margin-top="0.071cm" fo:margin-bottom="0.071cm" style:contextual-spacing="false" fo:text-indent="0cm" style:auto-text-indent="false"/>
      <style:text-properties officeooo:paragraph-rsid="000aaa2f"/>
    </style:style>
    <style:style style:name="P36" style:family="paragraph" style:parent-style-name="Text_20_body_20_indent">
      <style:paragraph-properties fo:margin-left="0cm" fo:margin-right="0cm" fo:margin-top="0.423cm" fo:margin-bottom="0.106cm" style:contextual-spacing="false" fo:text-indent="0cm" style:auto-text-indent="false">
        <style:tab-stops/>
      </style:paragraph-properties>
      <style:text-properties officeooo:paragraph-rsid="000aaa2f"/>
    </style:style>
    <style:style style:name="P37" style:family="paragraph" style:parent-style-name="TableNormal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109d0f" style:language-asian="ru" style:country-asian="RU" style:font-weight-asian="bold" style:font-size-complex="12pt"/>
    </style:style>
    <style:style style:name="P38" style:family="paragraph" style:parent-style-name="TableNormal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0aaa2f" style:language-asian="ru" style:country-asian="RU" style:font-weight-asian="bold" style:font-size-complex="12pt"/>
    </style:style>
    <style:style style:name="P39" style:family="paragraph" style:parent-style-name="TableNormal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117d5a" style:language-asian="ru" style:country-asian="RU" style:font-weight-asian="bold" style:font-size-complex="12pt"/>
    </style:style>
    <style:style style:name="P40" style:family="paragraph" style:parent-style-name="TableNormal">
      <style:paragraph-properties fo:margin-top="0cm" fo:margin-bottom="0cm" style:contextual-spacing="false" fo:line-height="100%"/>
      <style:text-properties fo:color="#000000" loext:opacity="100%" style:font-name="Times New Roman" fo:font-weight="bold" officeooo:rsid="00117d5a" officeooo:paragraph-rsid="00117d5a" style:language-asian="ru" style:country-asian="RU" style:font-weight-asian="bold" style:font-size-complex="12pt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Times New Roman" officeooo:paragraph-rsid="000aaa2f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fo:color="#000000" loext:opacity="100%" style:font-name="Times New Roman" officeooo:paragraph-rsid="000aaa2f"/>
    </style:style>
    <style:style style:name="P43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officeooo:paragraph-rsid="000aaa2f"/>
    </style:style>
    <style:style style:name="P44" style:family="paragraph" style:parent-style-name="Text_20_body">
      <style:paragraph-properties fo:margin-left="0cm" fo:margin-right="0cm" fo:text-indent="1.251cm" style:auto-text-indent="false"/>
      <style:text-properties fo:color="#000000" loext:opacity="100%" style:font-name="Times New Roman" fo:font-size="12pt" officeooo:paragraph-rsid="000aaa2f" style:font-size-asian="12pt" style:font-size-complex="12pt"/>
    </style:style>
    <style:style style:name="P45" style:family="paragraph" style:parent-style-name="Text_20_body">
      <style:text-properties fo:color="#000000" loext:opacity="100%" style:font-name="Times New Roman" fo:font-size="12pt" style:font-size-asian="12pt" style:font-size-complex="12pt"/>
    </style:style>
    <style:style style:name="P46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officeooo:rsid="000df125" officeooo:paragraph-rsid="000df125"/>
    </style:style>
    <style:style style:name="P47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officeooo:rsid="0016b8de" officeooo:paragraph-rsid="0016b8de"/>
    </style:style>
    <style:style style:name="P48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officeooo:rsid="00190600" officeooo:paragraph-rsid="00190600"/>
    </style:style>
    <style:style style:name="P49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officeooo:rsid="001bcfe2" officeooo:paragraph-rsid="000aaa2f"/>
    </style:style>
    <style:style style:name="P50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officeooo:rsid="001bcfe2" officeooo:paragraph-rsid="001bcfe2"/>
    </style:style>
    <style:style style:name="P51" style:family="paragraph" style:parent-style-name="Standard">
      <style:text-properties fo:text-transform="uppercase" style:font-name="Times New Roman" fo:language="none" fo:country="none" fo:font-weight="bold" officeooo:paragraph-rsid="000aaa2f" style:language-asian="none" style:country-asian="none" style:font-weight-asian="bold"/>
    </style:style>
    <style:style style:name="P52" style:family="paragraph" style:parent-style-name="Standard">
      <style:paragraph-properties fo:margin-top="0.071cm" fo:margin-bottom="0.071cm" style:contextual-spacing="false" fo:text-align="center" style:justify-single-word="false"/>
      <style:text-properties fo:color="#008000" loext:opacity="100%" style:font-name="Times New Roman" fo:font-weight="bold" officeooo:paragraph-rsid="000aaa2f" style:font-weight-asian="bold"/>
    </style:style>
    <style:style style:name="P53" style:family="paragraph" style:parent-style-name="Text_20_body_20_indent">
      <style:text-properties fo:color="#008000" loext:opacity="100%" style:font-name="Times New Roman" fo:font-weight="bold" officeooo:paragraph-rsid="000aaa2f" style:font-weight-asian="bold"/>
    </style:style>
    <style:style style:name="P54" style:family="paragraph" style:parent-style-name="Text_20_body_20_indent">
      <style:paragraph-properties fo:margin-left="0cm" fo:margin-right="0cm" fo:text-indent="1.251cm" style:auto-text-indent="false"/>
      <style:text-properties fo:color="#008000" loext:opacity="100%" style:font-name="Times New Roman" fo:font-weight="bold" officeooo:paragraph-rsid="000aaa2f" style:font-weight-asian="bold"/>
    </style:style>
    <style:style style:name="P55" style:family="paragraph" style:parent-style-name="Text_20_body_20_indent">
      <style:text-properties fo:color="#008000" loext:opacity="100%" style:font-name="Times New Roman" fo:font-weight="bold" officeooo:paragraph-rsid="000aaa2f" style:font-name-asian="Arial Unicode MS" style:font-weight-asian="bold"/>
    </style:style>
    <style:style style:name="P56" style:family="paragraph" style:parent-style-name="Standard">
      <style:paragraph-properties fo:margin-top="0.071cm" fo:margin-bottom="0.071cm" style:contextual-spacing="false" fo:text-align="start" style:justify-single-word="false"/>
      <style:text-properties fo:color="#008000" loext:opacity="100%" style:font-name="Times New Roman" officeooo:paragraph-rsid="000aaa2f"/>
    </style:style>
    <style:style style:name="P57" style:family="paragraph" style:parent-style-name="Standard">
      <style:paragraph-properties fo:margin-top="0.071cm" fo:margin-bottom="0.035cm" style:contextual-spacing="false"/>
      <style:text-properties fo:color="#008000" loext:opacity="100%" style:font-name="Times New Roman" officeooo:paragraph-rsid="000aaa2f"/>
    </style:style>
    <style:style style:name="P58" style:family="paragraph" style:parent-style-name="Standard">
      <style:paragraph-properties fo:margin-left="0.423cm" fo:margin-right="0cm" fo:margin-top="0.071cm" fo:margin-bottom="0.035cm" style:contextual-spacing="false" fo:text-indent="0cm" style:auto-text-indent="false"/>
      <style:text-properties fo:color="#008000" loext:opacity="100%" style:font-name="Times New Roman" officeooo:paragraph-rsid="000aaa2f"/>
    </style:style>
    <style:style style:name="P59" style:family="paragraph" style:parent-style-name="Standard">
      <style:paragraph-properties fo:margin-top="0.071cm" fo:margin-bottom="0.071cm" style:contextual-spacing="false"/>
      <style:text-properties fo:color="#008000" loext:opacity="100%" style:font-name="Times New Roman" officeooo:paragraph-rsid="000aaa2f"/>
    </style:style>
    <style:style style:name="P60" style:family="paragraph" style:parent-style-name="Text_20_body_20_indent">
      <style:paragraph-properties fo:margin-left="0cm" fo:margin-right="0cm" fo:text-indent="1.251cm" style:auto-text-indent="false"/>
      <style:text-properties fo:color="#008000" loext:opacity="100%" style:font-name="Times New Roman" officeooo:paragraph-rsid="000aaa2f"/>
    </style:style>
    <style:style style:name="P61" style:family="paragraph" style:parent-style-name="Text_20_body_20_indent">
      <style:text-properties fo:color="#008000" loext:opacity="100%" style:font-name="Times New Roman" officeooo:paragraph-rsid="000aaa2f"/>
    </style:style>
    <style:style style:name="P62" style:family="paragraph" style:parent-style-name="Text_20_body_20_indent">
      <style:paragraph-properties fo:margin-left="0cm" fo:margin-right="0cm" fo:line-height="100%" fo:text-align="center" style:justify-single-word="false" fo:text-indent="0cm" style:auto-text-indent="false"/>
      <style:text-properties fo:color="#008000" loext:opacity="100%" style:font-name="Times New Roman" fo:font-size="11pt" fo:font-weight="bold" officeooo:paragraph-rsid="000aaa2f" style:font-size-asian="11pt" style:font-weight-asian="bold" style:font-size-complex="11pt"/>
    </style:style>
    <style:style style:name="P63" style:family="paragraph" style:parent-style-name="Text_20_body_20_indent">
      <style:paragraph-properties fo:margin-left="0cm" fo:margin-right="0cm" fo:margin-top="0.071cm" fo:margin-bottom="0.071cm" style:contextual-spacing="false" fo:line-height="100%" fo:text-align="start" style:justify-single-word="false" fo:text-indent="0cm" style:auto-text-indent="false"/>
      <style:text-properties fo:color="#008000" loext:opacity="100%" style:font-name="Times New Roman" fo:font-size="11pt" officeooo:paragraph-rsid="000aaa2f" style:font-size-asian="11pt" style:font-size-complex="11pt"/>
    </style:style>
    <style:style style:name="P64" style:family="paragraph" style:parent-style-name="Text_20_body_20_indent">
      <style:paragraph-properties fo:margin-left="0cm" fo:margin-right="0cm" fo:margin-top="0.071cm" fo:margin-bottom="0.071cm" style:contextual-spacing="false" fo:line-height="100%" fo:text-align="start" style:justify-single-word="false" fo:text-indent="0cm" style:auto-text-indent="false" style:snap-to-layout-grid="false"/>
      <style:text-properties fo:color="#008000" loext:opacity="100%" style:font-name="Times New Roman" fo:font-size="11pt" officeooo:paragraph-rsid="000aaa2f" style:font-size-asian="11pt" style:font-size-complex="11pt"/>
    </style:style>
    <style:style style:name="P65" style:family="paragraph" style:parent-style-name="Text_20_body_20_indent">
      <style:paragraph-properties fo:margin-left="0cm" fo:margin-right="0cm" fo:margin-top="0.071cm" fo:margin-bottom="0.071cm" style:contextual-spacing="false" fo:line-height="100%" fo:text-indent="0cm" style:auto-text-indent="false"/>
      <style:text-properties fo:color="#008000" loext:opacity="100%" style:font-name="Times New Roman" fo:font-size="11pt" officeooo:paragraph-rsid="000aaa2f" style:font-size-asian="11pt" style:font-size-complex="11pt"/>
    </style:style>
    <style:style style:name="P66" style:family="paragraph" style:parent-style-name="Text_20_body_20_indent">
      <style:paragraph-properties fo:margin-left="0cm" fo:margin-right="0cm" fo:margin-top="0.071cm" fo:margin-bottom="0.071cm" style:contextual-spacing="false" fo:line-height="100%" fo:text-indent="0cm" style:auto-text-indent="false"/>
      <style:text-properties fo:color="#008000" loext:opacity="100%" style:font-name="Times New Roman" fo:font-size="11pt" fo:font-style="italic" officeooo:paragraph-rsid="000aaa2f" style:font-size-asian="11pt" style:font-style-asian="italic" style:font-size-complex="11pt"/>
    </style:style>
    <style:style style:name="P67" style:family="paragraph" style:parent-style-name="Text_20_body_20_indent">
      <style:paragraph-properties fo:margin-left="0cm" fo:margin-right="0cm" fo:margin-top="0.071cm" fo:margin-bottom="0.071cm" style:contextual-spacing="false" fo:line-height="100%" fo:text-align="start" style:justify-single-word="false" fo:text-indent="0cm" style:auto-text-indent="false"/>
      <style:text-properties fo:color="#008000" loext:opacity="100%" style:font-name="Times New Roman" fo:font-size="11pt" fo:font-style="italic" officeooo:paragraph-rsid="000aaa2f" style:font-size-asian="11pt" style:font-style-asian="italic" style:font-size-complex="11pt"/>
    </style:style>
    <style:style style:name="P68" style:family="paragraph" style:parent-style-name="Text_20_body_20_indent">
      <style:paragraph-properties fo:margin-left="0cm" fo:margin-right="0cm" fo:margin-top="0.071cm" fo:margin-bottom="0.071cm" style:contextual-spacing="false" fo:line-height="100%" fo:text-align="start" style:justify-single-word="false" fo:text-indent="0cm" style:auto-text-indent="false" style:snap-to-layout-grid="false"/>
      <style:text-properties fo:color="#008000" loext:opacity="100%" style:font-name="Times New Roman" fo:font-size="11pt" fo:font-style="italic" officeooo:paragraph-rsid="000aaa2f" style:font-size-asian="11pt" style:font-style-asian="italic" style:font-size-complex="11pt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ff" loext:opacity="100%" style:font-name="Times New Roman" officeooo:paragraph-rsid="00117d5a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ff" loext:opacity="100%" style:font-name="Times New Roman" officeooo:paragraph-rsid="00109d0f"/>
    </style:style>
    <style:style style:name="P71" style:family="paragraph" style:parent-style-name="Text_20_body_20_indent">
      <style:paragraph-properties fo:margin-left="0cm" fo:margin-right="0cm" fo:text-indent="1.251cm" style:auto-text-indent="false"/>
      <style:text-properties fo:color="#0000ff" loext:opacity="100%" style:font-name="Times New Roman" officeooo:paragraph-rsid="000aaa2f"/>
    </style:style>
    <style:style style:name="P72" style:family="paragraph" style:parent-style-name="Text_20_body_20_indent">
      <style:paragraph-properties fo:margin-left="0cm" fo:margin-right="0cm" fo:text-indent="0cm" style:auto-text-indent="false"/>
      <style:text-properties fo:color="#0000ff" loext:opacity="100%" style:font-name="Times New Roman" officeooo:paragraph-rsid="000aaa2f"/>
    </style:style>
    <style:style style:name="P73" style:family="paragraph" style:parent-style-name="Text_20_body_20_indent">
      <style:text-properties fo:color="#0000ff" loext:opacity="100%" style:font-name="Times New Roman" officeooo:paragraph-rsid="000aaa2f"/>
    </style:style>
    <style:style style:name="P74" style:family="paragraph" style:parent-style-name="Text_20_body_20_indent">
      <style:paragraph-properties fo:margin-left="0cm" fo:margin-right="0cm" fo:text-indent="1.251cm" style:auto-text-indent="false"/>
      <style:text-properties fo:color="#0000ff" loext:opacity="100%" style:font-name="Times New Roman" fo:font-size="12pt" officeooo:paragraph-rsid="000aaa2f" style:font-size-asian="12pt" style:font-size-complex="12pt"/>
    </style:style>
    <style:style style:name="P75" style:family="paragraph" style:parent-style-name="Text_20_body_20_indent">
      <style:paragraph-properties fo:margin-left="0cm" fo:margin-right="0cm" fo:text-indent="0cm" style:auto-text-indent="false"/>
      <style:text-properties fo:color="#0000ff" loext:opacity="100%" style:font-name="Times New Roman" officeooo:rsid="000df125" officeooo:paragraph-rsid="000df125"/>
    </style:style>
    <style:style style:name="P76" style:family="paragraph" style:parent-style-name="Заг_20_1_20_АННОТАЦИЯ" style:master-page-name="Преобразование_20_1">
      <style:paragraph-properties fo:margin-top="0.212cm" fo:margin-bottom="0.635cm" style:contextual-spacing="false" style:page-number="auto"/>
      <style:text-properties style:font-name="Times New Roman" officeooo:paragraph-rsid="000aaa2f"/>
    </style:style>
    <style:style style:name="P77" style:family="paragraph" style:parent-style-name="Заг_20_1_20_АННОТАЦИЯ" style:master-page-name="Преобразование_20_2">
      <style:paragraph-properties style:page-number="auto"/>
      <style:text-properties style:font-name="Times New Roman" officeooo:paragraph-rsid="000aaa2f"/>
    </style:style>
    <style:style style:name="P78" style:family="paragraph" style:parent-style-name="Название_20_объекта">
      <style:paragraph-properties fo:text-align="justify" style:justify-single-word="false"/>
      <style:text-properties style:font-name="Times New Roman" officeooo:paragraph-rsid="000aaa2f"/>
    </style:style>
    <style:style style:name="P79" style:family="paragraph" style:parent-style-name="TableNormal">
      <style:paragraph-properties fo:margin-top="0cm" fo:margin-bottom="0cm" style:contextual-spacing="false" fo:line-height="100%"/>
      <style:text-properties fo:color="#000000" loext:opacity="100%" style:font-name="Times New Roman" fo:font-weight="bold" officeooo:rsid="00109d0f" officeooo:paragraph-rsid="00109d0f" style:language-asian="ru" style:country-asian="RU" style:font-weight-asian="bold" style:font-size-complex="12pt"/>
    </style:style>
    <style:style style:name="P80" style:family="paragraph" style:parent-style-name="Heading_20_1">
      <style:paragraph-properties fo:margin-top="0cm" fo:margin-bottom="0.212cm" style:contextual-spacing="false" fo:text-align="start" style:justify-single-word="false">
        <style:tab-stops/>
      </style:paragraph-properties>
      <style:text-properties style:font-name="Times New Roman" officeooo:paragraph-rsid="000aaa2f" style:font-name-complex="Times New Roman"/>
    </style:style>
    <style:style style:name="P81" style:family="paragraph" style:parent-style-name="Heading_20_2">
      <style:paragraph-properties fo:margin-left="0cm" fo:margin-right="0cm" fo:margin-top="0.635cm" fo:margin-bottom="0.106cm" style:contextual-spacing="false" fo:text-indent="0cm" style:auto-text-indent="false">
        <style:tab-stops/>
      </style:paragraph-properties>
      <style:text-properties style:font-name="Times New Roman" officeooo:paragraph-rsid="000aaa2f" style:font-name-complex="Times New Roman"/>
    </style:style>
    <style:style style:name="P82" style:family="paragraph" style:parent-style-name="Heading_20_2">
      <style:paragraph-properties fo:margin-left="0cm" fo:margin-right="0cm" fo:margin-top="0.635cm" fo:margin-bottom="0.106cm" style:contextual-spacing="false" fo:text-indent="0cm" style:auto-text-indent="false">
        <style:tab-stops/>
      </style:paragraph-properties>
      <style:text-properties style:font-name="Times New Roman" officeooo:paragraph-rsid="00129b2d" style:font-name-complex="Times New Roman"/>
    </style:style>
    <style:style style:name="P83" style:family="paragraph" style:parent-style-name="Heading_20_2">
      <style:paragraph-properties fo:margin-left="0cm" fo:margin-right="0cm" fo:margin-top="0.635cm" fo:margin-bottom="0.106cm" style:contextual-spacing="false" fo:text-indent="0cm" style:auto-text-indent="false">
        <style:tab-stops/>
      </style:paragraph-properties>
      <style:text-properties officeooo:paragraph-rsid="000aaa2f"/>
    </style:style>
    <style:style style:name="P84" style:family="paragraph" style:parent-style-name="Heading_20_2">
      <style:paragraph-properties fo:margin-left="0cm" fo:margin-right="0cm" fo:margin-top="0.635cm" fo:margin-bottom="0.106cm" style:contextual-spacing="false" fo:text-indent="0cm" style:auto-text-indent="false">
        <style:tab-stops/>
      </style:paragraph-properties>
      <style:text-properties fo:color="#000000" loext:opacity="100%" style:font-name="Times New Roman" officeooo:paragraph-rsid="000aaa2f" style:font-name-complex="Times New Roman"/>
    </style:style>
    <style:style style:name="P85" style:family="paragraph" style:parent-style-name="Heading_20_3">
      <style:paragraph-properties fo:margin-left="0cm" fo:margin-right="0cm" fo:margin-top="0.423cm" fo:margin-bottom="0.106cm" style:contextual-spacing="false" fo:text-indent="0cm" style:auto-text-indent="false" fo:keep-with-next="auto">
        <style:tab-stops/>
      </style:paragraph-properties>
      <style:text-properties style:font-name="Times New Roman" officeooo:paragraph-rsid="000aaa2f" style:font-name-asian="Arial Unicode MS" style:font-name-complex="Times New Roman"/>
    </style:style>
    <style:style style:name="P86" style:family="paragraph" style:parent-style-name="Heading_20_3">
      <style:paragraph-properties fo:margin-left="0cm" fo:margin-right="0cm" fo:margin-top="0.423cm" fo:margin-bottom="0.106cm" style:contextual-spacing="false" fo:text-indent="0cm" style:auto-text-indent="false" fo:break-before="page">
        <style:tab-stops/>
      </style:paragraph-properties>
      <style:text-properties style:font-name="Times New Roman" officeooo:paragraph-rsid="000aaa2f" style:font-name-asian="Arial Unicode MS" style:font-name-complex="Times New Roman"/>
    </style:style>
    <style:style style:name="P87" style:family="paragraph" style:parent-style-name="Heading_20_3">
      <style:paragraph-properties fo:margin-left="0cm" fo:margin-right="0cm" fo:margin-top="0.423cm" fo:margin-bottom="0.106cm" style:contextual-spacing="false" fo:text-indent="0cm" style:auto-text-indent="false">
        <style:tab-stops/>
      </style:paragraph-properties>
      <style:text-properties style:font-name="Times New Roman" officeooo:paragraph-rsid="000aaa2f" style:font-name-asian="Arial Unicode MS" style:font-name-complex="Times New Roman"/>
    </style:style>
    <style:style style:name="P88" style:family="paragraph" style:parent-style-name="Heading_20_3" style:list-style-name="">
      <style:paragraph-properties fo:margin-left="0cm" fo:margin-right="0cm" fo:margin-top="0.423cm" fo:margin-bottom="0.106cm" style:contextual-spacing="false" fo:line-height="150%" fo:text-indent="0cm" style:auto-text-indent="false" fo:keep-with-next="auto">
        <style:tab-stops/>
      </style:paragraph-properties>
      <style:text-properties fo:color="#0000ff" loext:opacity="100%" style:font-name="Times New Roman" officeooo:paragraph-rsid="000aaa2f" style:font-name-asian="Arial Unicode MS" style:font-name-complex="Times New Roman"/>
    </style:style>
    <style:style style:name="P89" style:family="paragraph" style:parent-style-name="Heading_20_3">
      <style:paragraph-properties fo:margin-left="0cm" fo:margin-right="0cm" fo:margin-top="0.423cm" fo:margin-bottom="0.106cm" style:contextual-spacing="false" fo:text-indent="0cm" style:auto-text-indent="false" fo:keep-with-next="auto">
        <style:tab-stops/>
      </style:paragraph-properties>
      <style:text-properties fo:color="#0000ff" loext:opacity="100%" style:font-name="Times New Roman" officeooo:paragraph-rsid="000aaa2f"/>
    </style:style>
    <style:style style:name="P90" style:family="paragraph" style:parent-style-name="Heading_20_4">
      <style:text-properties style:font-name="Times New Roman" officeooo:paragraph-rsid="000aaa2f" style:font-name-asian="Arial Unicode MS"/>
    </style:style>
    <style:style style:name="P91" style:family="paragraph" style:parent-style-name="Heading_20_4">
      <style:text-properties style:font-name="Times New Roman" officeooo:paragraph-rsid="000aaa2f"/>
    </style:style>
    <style:style style:name="P92" style:family="paragraph" style:parent-style-name="Heading_20_4">
      <style:text-properties fo:color="#0000ff" loext:opacity="100%" style:font-name="Times New Roman" officeooo:paragraph-rsid="000aaa2f" style:font-name-asian="Arial Unicode MS"/>
    </style:style>
    <style:style style:name="P93" style:family="paragraph" style:parent-style-name="Heading_20_4">
      <style:text-properties fo:color="#000000" loext:opacity="100%" style:font-name="Times New Roman" officeooo:paragraph-rsid="000aaa2f" style:font-name-asian="Arial Unicode MS"/>
    </style:style>
    <style:style style:name="P94" style:family="paragraph" style:parent-style-name="Heading_20_4">
      <style:text-properties fo:color="#000000" loext:opacity="100%" style:font-name="Times New Roman" officeooo:rsid="001bcfe2" officeooo:paragraph-rsid="000aaa2f"/>
    </style:style>
    <style:style style:name="P95" style:family="paragraph" style:parent-style-name="Heading_20_4">
      <style:text-properties fo:color="#000000" loext:opacity="100%" style:font-name="Times New Roman" officeooo:paragraph-rsid="000aaa2f"/>
    </style:style>
    <style:style style:name="P96" style:family="paragraph" style:parent-style-name="List_20_Paragraph" style:list-style-name="WWNum2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fo:color="#000000" loext:opacity="100%" style:font-name="Times New Roman" fo:font-size="12pt" officeooo:paragraph-rsid="00129b2d" style:font-size-asian="12pt" style:font-name-complex="Times New Roman1" style:font-size-complex="12pt"/>
    </style:style>
    <style:style style:name="P97" style:family="paragraph" style:parent-style-name="Standard">
      <style:paragraph-properties fo:margin-left="0cm" fo:margin-right="0cm" fo:text-indent="1.251cm" style:auto-text-indent="false"/>
      <style:text-properties fo:color="#000000" loext:opacity="100%" style:font-name="Times New Roman" fo:font-size="12pt" officeooo:paragraph-rsid="000aaa2f" style:font-size-asian="12pt" style:font-size-complex="12pt"/>
    </style:style>
    <style:style style:name="P98" style:family="paragraph" style:parent-style-name="Standard">
      <style:paragraph-properties fo:margin-top="0.071cm" fo:margin-bottom="0.071cm" style:contextual-spacing="false" fo:text-align="start" style:justify-single-word="false" style:snap-to-layout-grid="false"/>
      <style:text-properties style:font-name="Times New Roman" officeooo:rsid="001e83ba" officeooo:paragraph-rsid="001e83ba"/>
    </style:style>
    <style:style style:name="P99" style:family="paragraph" style:parent-style-name="Standard">
      <style:paragraph-properties fo:margin-top="0.071cm" fo:margin-bottom="0.071cm" style:contextual-spacing="false" fo:text-align="start" style:justify-single-word="false"/>
      <style:text-properties style:font-name="Times New Roman" officeooo:paragraph-rsid="000aaa2f"/>
    </style:style>
    <style:style style:name="P100" style:family="paragraph" style:parent-style-name="Standard">
      <style:paragraph-properties fo:margin-top="0.071cm" fo:margin-bottom="0.071cm" style:contextual-spacing="false" fo:text-align="start" style:justify-single-word="false" style:snap-to-layout-grid="false"/>
      <style:text-properties style:font-name="Times New Roman" officeooo:rsid="002253ef" officeooo:paragraph-rsid="002253ef"/>
    </style:style>
    <style:style style:name="P101" style:family="paragraph" style:parent-style-name="Standard">
      <style:paragraph-properties fo:margin-top="2.117cm" fo:margin-bottom="0cm" style:contextual-spacing="false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aaa2f" style:font-size-asian="14pt" style:font-weight-asian="bold" style:font-name-complex="Times New Roman" style:font-size-complex="14pt"/>
    </style:style>
    <style:style style:name="P102" style:family="paragraph" style:parent-style-name="Standard">
      <style:paragraph-properties fo:text-align="center" style:justify-single-word="false"/>
      <style:text-properties style:font-name="Times New Roman" officeooo:paragraph-rsid="000aaa2f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4pt" officeooo:rsid="0024019e" officeooo:paragraph-rsid="0024019e" style:font-size-asian="14pt" style:font-name-complex="Times New Roman" style:font-size-complex="14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4pt" officeooo:rsid="0024019e" officeooo:paragraph-rsid="0024019e" style:font-size-asian="14pt" style:font-name-complex="Times New Roman" style:font-size-complex="14pt"/>
    </style:style>
    <style:style style:name="P105" style:family="paragraph" style:parent-style-name="Text_20_body" style:list-style-name="L4">
      <style:text-properties style:font-name="Times New Roman"/>
    </style:style>
    <style:style style:name="P106" style:family="paragraph" style:parent-style-name="Text_20_body" style:list-style-name="L6">
      <style:paragraph-properties fo:text-align="justify" style:justify-single-word="false"/>
      <style:text-properties style:font-name="Times New Roman"/>
    </style:style>
    <style:style style:name="P107" style:family="paragraph" style:parent-style-name="Text_20_body" style:list-style-name="L7">
      <style:paragraph-properties fo:margin-top="0cm" fo:margin-bottom="0cm" style:contextual-spacing="false"/>
      <style:text-properties style:font-name="Times New Roman"/>
    </style:style>
    <style:style style:name="P108" style:family="paragraph" style:parent-style-name="Text_20_body" style:list-style-name="L7">
      <style:text-properties style:font-name="Times New Roman"/>
    </style:style>
    <style:style style:name="P109" style:family="paragraph" style:parent-style-name="Text_20_body" style:list-style-name="L1">
      <style:text-properties fo:color="#000000" loext:opacity="100%" style:font-name="Times New Roman" officeooo:paragraph-rsid="000aaa2f"/>
    </style:style>
    <style:style style:name="P110" style:family="paragraph" style:parent-style-name="Text_20_body" style:list-style-name="L2">
      <style:text-properties fo:color="#000000" loext:opacity="100%" style:font-name="Times New Roman"/>
    </style:style>
    <style:style style:name="P111" style:family="paragraph" style:parent-style-name="Text_20_body" style:list-style-name="L3">
      <style:text-properties fo:color="#000000" loext:opacity="100%" style:font-name="Times New Roman"/>
    </style:style>
    <style:style style:name="P112" style:family="paragraph" style:parent-style-name="Text_20_body" style:list-style-name="L4">
      <style:text-properties fo:color="#000000" loext:opacity="100%" style:font-name="Times New Roman"/>
    </style:style>
    <style:style style:name="P113" style:family="paragraph" style:parent-style-name="Text_20_body" style:list-style-name="L5">
      <style:text-properties fo:color="#000000" loext:opacity="100%" style:font-name="Times New Roman" officeooo:paragraph-rsid="000aaa2f"/>
    </style:style>
    <style:style style:name="P114" style:family="paragraph" style:parent-style-name="Text_20_body_20_indent">
      <style:paragraph-properties fo:margin-left="0cm" fo:margin-right="0cm" fo:text-indent="1.251cm" style:auto-text-indent="false"/>
      <style:text-properties fo:color="#008000" loext:opacity="100%" style:font-name="Times New Roman" officeooo:paragraph-rsid="000aaa2f"/>
    </style:style>
    <style:style style:name="P115" style:family="paragraph" style:parent-style-name="Text_20_body_20_indent" style:list-style-name="WW8Num3">
      <style:paragraph-properties fo:margin-left="1.27cm" fo:margin-right="0cm" fo:text-indent="0cm" style:auto-text-indent="false">
        <style:tab-stops/>
      </style:paragraph-properties>
      <style:text-properties fo:color="#008000" loext:opacity="100%" style:font-name="Times New Roman" officeooo:rsid="0016b8de" officeooo:paragraph-rsid="0016b8de"/>
    </style:style>
    <style:style style:name="P116" style:family="paragraph" style:parent-style-name="Text_20_body_20_indent">
      <style:paragraph-properties fo:margin-left="0cm" fo:margin-right="0cm" fo:line-height="100%" fo:text-align="center" style:justify-single-word="false" fo:text-indent="0cm" style:auto-text-indent="false"/>
      <style:text-properties fo:color="#008000" loext:opacity="100%" style:font-name="Times New Roman" fo:font-size="11pt" fo:font-weight="bold" officeooo:paragraph-rsid="000aaa2f" style:font-size-asian="11pt" style:font-weight-asian="bold" style:font-size-complex="11pt"/>
    </style:style>
    <style:style style:name="P117" style:family="paragraph" style:parent-style-name="Text_20_body_20_indent">
      <style:paragraph-properties fo:margin-left="0cm" fo:margin-right="0cm" fo:margin-top="0.071cm" fo:margin-bottom="0.071cm" style:contextual-spacing="false" fo:line-height="100%" fo:text-align="start" style:justify-single-word="false" fo:text-indent="0cm" style:auto-text-indent="false"/>
      <style:text-properties fo:color="#008000" loext:opacity="100%" style:font-name="Times New Roman" fo:font-size="11pt" officeooo:paragraph-rsid="000aaa2f" style:font-size-asian="11pt" style:font-size-complex="11pt"/>
    </style:style>
    <style:style style:name="P118" style:family="paragraph" style:parent-style-name="Text_20_body_20_indent">
      <style:paragraph-properties fo:margin-left="0cm" fo:margin-right="0cm" fo:text-indent="1.251cm" style:auto-text-indent="false"/>
      <style:text-properties fo:color="#008000" loext:opacity="100%" style:font-name="Times New Roman" fo:font-weight="bold" officeooo:paragraph-rsid="000aaa2f" style:font-weight-asian="bold"/>
    </style:style>
    <style:style style:name="P119" style:family="paragraph" style:parent-style-name="Text_20_body_20_indent">
      <style:paragraph-properties fo:margin-left="0cm" fo:margin-right="0cm" fo:text-indent="0cm" style:auto-text-indent="false"/>
      <style:text-properties fo:color="#000000" loext:opacity="100%" style:font-name="Times New Roman" fo:font-size="12pt" officeooo:rsid="00129b2d" officeooo:paragraph-rsid="00129b2d" style:font-size-asian="12pt" style:font-name-complex="Times New Roman1" style:font-size-complex="12pt"/>
    </style:style>
    <style:style style:name="P120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fo:font-size="12pt" officeooo:paragraph-rsid="0014a22e" style:font-size-asian="12pt" style:font-name-complex="Times New Roman1" style:font-size-complex="12pt"/>
    </style:style>
    <style:style style:name="P121" style:family="paragraph" style:parent-style-name="Text_20_body_20_indent">
      <style:paragraph-properties fo:margin-left="0cm" fo:margin-right="0cm" fo:text-indent="0cm" style:auto-text-indent="false"/>
      <style:text-properties fo:color="#000000" loext:opacity="100%" style:font-name="Times New Roman" officeooo:paragraph-rsid="000aaa2f"/>
    </style:style>
    <style:style style:name="P122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officeooo:paragraph-rsid="000aaa2f"/>
    </style:style>
    <style:style style:name="P123" style:family="paragraph" style:parent-style-name="Text_20_body_20_indent">
      <style:text-properties fo:color="#000000" loext:opacity="100%" style:font-name="Times New Roman" officeooo:paragraph-rsid="000aaa2f"/>
    </style:style>
    <style:style style:name="P124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officeooo:rsid="00117d5a" officeooo:paragraph-rsid="00117d5a"/>
    </style:style>
    <style:style style:name="P125" style:family="paragraph" style:parent-style-name="Text_20_body_20_indent">
      <style:paragraph-properties fo:margin-left="0cm" fo:margin-right="0cm" fo:text-indent="1.251cm" style:auto-text-indent="false"/>
      <style:text-properties fo:color="#000000" loext:opacity="100%" style:font-name="Times New Roman" officeooo:paragraph-rsid="000aaa2f" fo:background-color="transparent"/>
    </style:style>
    <style:style style:name="P126" style:family="paragraph" style:parent-style-name="Text_20_body_20_indent">
      <style:text-properties fo:color="#000000" loext:opacity="100%" officeooo:paragraph-rsid="000aaa2f"/>
    </style:style>
    <style:style style:name="P127" style:family="paragraph" style:parent-style-name="Text_20_body_20_indent">
      <style:paragraph-properties fo:margin-left="0cm" fo:margin-right="0cm" fo:text-indent="1.251cm" style:auto-text-indent="false"/>
      <style:text-properties fo:color="#0000ff" loext:opacity="100%" style:font-name="Times New Roman" officeooo:paragraph-rsid="000aaa2f"/>
    </style:style>
    <style:style style:name="P128" style:family="paragraph" style:parent-style-name="Text_20_body_20_indent">
      <style:paragraph-properties fo:margin-left="0cm" fo:margin-right="0cm" fo:text-indent="1.251cm" style:auto-text-indent="false"/>
      <style:text-properties fo:color="#0000ff" loext:opacity="100%" style:font-name="Times New Roman" fo:font-size="12pt" officeooo:paragraph-rsid="000aaa2f" style:font-size-asian="12pt" style:font-size-complex="12pt"/>
    </style:style>
    <style:style style:name="P129" style:family="paragraph" style:parent-style-name="Text_20_body_20_indent">
      <style:paragraph-properties fo:margin-left="0cm" fo:margin-right="0cm" fo:margin-top="0.423cm" fo:margin-bottom="0.106cm" style:contextual-spacing="false" fo:text-indent="0cm" style:auto-text-indent="false">
        <style:tab-stops/>
      </style:paragraph-properties>
      <style:text-properties officeooo:paragraph-rsid="000aaa2f"/>
    </style:style>
    <style:style style:name="P130" style:family="paragraph" style:parent-style-name="Text_20_body_20_indent">
      <style:paragraph-properties fo:margin-left="0cm" fo:margin-right="0cm" fo:margin-top="0.423cm" fo:margin-bottom="0.106cm" style:contextual-spacing="false" fo:text-indent="0cm" style:auto-text-indent="false">
        <style:tab-stops/>
      </style:paragraph-properties>
      <style:text-properties officeooo:paragraph-rsid="00245541"/>
    </style:style>
    <style:style style:name="P131" style:family="paragraph" style:parent-style-name="Text_20_body_20_indent">
      <style:text-properties officeooo:paragraph-rsid="000aaa2f"/>
    </style:style>
    <style:style style:name="P132" style:family="paragraph" style:parent-style-name="Text_20_body_20_indent">
      <style:paragraph-properties fo:margin-left="0cm" fo:margin-right="0cm" fo:margin-top="0.423cm" fo:margin-bottom="0.106cm" style:contextual-spacing="false" fo:text-indent="0cm" style:auto-text-indent="false">
        <style:tab-stops/>
      </style:paragraph-properties>
      <style:text-properties officeooo:rsid="00245541" officeooo:paragraph-rsid="00245541"/>
    </style:style>
    <style:style style:name="P133" style:family="paragraph" style:parent-style-name="Электронная_20_подпись">
      <style:paragraph-properties fo:margin-top="0.071cm" fo:margin-bottom="0.071cm" style:contextual-spacing="false" fo:text-align="start" style:justify-single-word="false" style:snap-to-layout-grid="false"/>
      <style:text-properties style:font-name="Times New Roman" fo:font-size="10pt" fo:font-weight="bold" officeooo:rsid="001e83ba" officeooo:paragraph-rsid="001e83ba" style:font-size-asian="10pt" style:font-weight-asian="bold" style:font-size-complex="10pt" style:font-weight-complex="bold"/>
    </style:style>
    <style:style style:name="P134" style:family="paragraph" style:parent-style-name="Электронная_20_подпись">
      <style:paragraph-properties fo:margin-top="0.071cm" fo:margin-bottom="0.071cm" style:contextual-spacing="false" fo:text-align="start" style:justify-single-word="false" style:snap-to-layout-grid="false"/>
      <style:text-properties style:font-name="Times New Roman" fo:font-size="10pt" fo:font-weight="bold" officeooo:rsid="002253ef" officeooo:paragraph-rsid="002253ef" style:font-size-asian="10pt" style:font-weight-asian="bold" style:font-size-complex="10pt" style:font-weight-complex="bold"/>
    </style:style>
    <style:style style:name="T1" style:family="text">
      <style:text-properties officeooo:rsid="000df125"/>
    </style:style>
    <style:style style:name="T2" style:family="text">
      <style:text-properties fo:font-size="14pt" style:font-size-asian="14pt" style:font-name-complex="Arial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df125" style:font-size-asian="14pt" style:font-size-complex="14pt"/>
    </style:style>
    <style:style style:name="T5" style:family="text">
      <style:text-properties style:font-name-complex="Arial"/>
    </style:style>
    <style:style style:name="T6" style:family="text">
      <style:text-properties officeooo:rsid="000df125" style:font-name-complex="Arial"/>
    </style:style>
    <style:style style:name="T7" style:family="text">
      <style:text-properties fo:font-variant="normal" fo:text-transform="none" fo:color="#000000" loext:opacity="100%" style:font-name="Times New Roman" fo:language="none" fo:country="none" fo:font-weight="normal" fo:background-color="transparent" loext:char-shading-value="0" style:language-asian="none" style:country-asian="none" style:font-weight-asian="normal"/>
    </style:style>
    <style:style style:name="T8" style:family="text">
      <style:text-properties fo:color="#008000" loext:opacity="100%"/>
    </style:style>
    <style:style style:name="T9" style:family="text">
      <style:text-properties fo:color="#008000" loext:opacity="100%" fo:font-weight="bold" style:font-weight-asian="bold"/>
    </style:style>
    <style:style style:name="T10" style:family="text">
      <style:text-properties fo:color="#008000" loext:opacity="100%" fo:font-weight="bold" style:font-name-asian="Arial Unicode MS" style:font-weight-asian="bold"/>
    </style:style>
    <style:style style:name="T11" style:family="text">
      <style:text-properties fo:color="#008000" loext:opacity="100%" style:font-name-asian="Arial Unicode MS"/>
    </style:style>
    <style:style style:name="T12" style:family="text">
      <style:text-properties fo:color="#008000" loext:opacity="100%" style:text-underline-style="solid" style:text-underline-width="auto" style:text-underline-color="font-color"/>
    </style:style>
    <style:style style:name="T13" style:family="text">
      <style:text-properties fo:color="#008000" loext:opacity="100%" style:font-name="Times New Roman"/>
    </style:style>
    <style:style style:name="T14" style:family="text">
      <style:text-properties style:font-name-asian="Arial Unicode MS"/>
    </style:style>
    <style:style style:name="T15" style:family="text">
      <style:text-properties fo:color="#0000ff" loext:opacity="100%" style:font-name="Times New Roman"/>
    </style:style>
    <style:style style:name="T16" style:family="text">
      <style:text-properties fo:color="#339966" loext:opacity="100%"/>
    </style:style>
    <style:style style:name="T17" style:family="text">
      <style:text-properties fo:color="#339966" loext:opacity="100%" fo:font-weight="bold" style:font-weight-asian="bold"/>
    </style:style>
    <style:style style:name="T18" style:family="text">
      <style:text-properties fo:font-size="12pt" style:font-size-asian="10.5pt" style:font-name-complex="Arial" style:font-size-complex="12pt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129b2d"/>
    </style:style>
    <style:style style:name="T21" style:family="text">
      <style:text-properties fo:color="#000000" loext:opacity="100%" officeooo:rsid="00163d6e"/>
    </style:style>
    <style:style style:name="T22" style:family="text">
      <style:text-properties fo:color="#000000" loext:opacity="100%" fo:font-size="12pt" style:font-size-asian="12pt" style:font-name-complex="Times New Roman1" style:font-size-complex="12pt"/>
    </style:style>
    <style:style style:name="T23" style:family="text">
      <style:text-properties fo:color="#000000" loext:opacity="100%" fo:font-size="12pt" officeooo:rsid="00117d5a" style:font-size-asian="12pt" style:font-name-complex="Times New Roman1" style:font-size-complex="12pt"/>
    </style:style>
    <style:style style:name="T24" style:family="text">
      <style:text-properties fo:color="#000000" loext:opacity="100%" fo:font-size="12pt" officeooo:rsid="00109d0f" style:font-size-asian="12pt" style:font-name-complex="Times New Roman1" style:font-size-complex="12pt"/>
    </style:style>
    <style:style style:name="T25" style:family="text">
      <style:text-properties fo:color="#000000" loext:opacity="100%" fo:font-size="12pt" officeooo:rsid="00129b2d" style:font-size-asian="12pt" style:font-name-complex="Times New Roman1" style:font-size-complex="12pt"/>
    </style:style>
    <style:style style:name="T26" style:family="text">
      <style:text-properties fo:color="#000000" loext:opacity="100%" style:font-name="Times New Roman"/>
    </style:style>
    <style:style style:name="T27" style:family="text">
      <style:text-properties fo:color="#000000" loext:opacity="100%" style:font-name="Times New Roman" fo:language="none" fo:country="none" fo:background-color="transparent" loext:char-shading-value="0" style:font-name-asian="Arial Unicode MS" style:language-asian="none" style:country-asian="none"/>
    </style:style>
    <style:style style:name="T28" style:family="text">
      <style:text-properties fo:color="#000000" loext:opacity="100%" style:font-name="Times New Roman" fo:language="none" fo:country="none" fo:background-color="transparent" loext:char-shading-value="0" style:language-asian="none" style:country-asian="none"/>
    </style:style>
    <style:style style:name="T29" style:family="text">
      <style:text-properties fo:color="#000000" loext:opacity="100%" style:font-name="Times New Roman" fo:background-color="transparent" loext:char-shading-value="0"/>
    </style:style>
    <style:style style:name="T30" style:family="text">
      <style:text-properties officeooo:rsid="00109d0f"/>
    </style:style>
    <style:style style:name="T31" style:family="text">
      <style:text-properties officeooo:rsid="00117d5a"/>
    </style:style>
    <style:style style:name="T32" style:family="text">
      <style:text-properties officeooo:rsid="00163d6e"/>
    </style:style>
    <style:style style:name="T33" style:family="text">
      <style:text-properties officeooo:rsid="0016b8de"/>
    </style:style>
    <style:style style:name="T34" style:family="text">
      <style:text-properties style:font-name-complex="Times New Roman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style:font-name-complex="Times New Roman"/>
    </style:style>
    <style:style style:name="T37" style:family="text">
      <style:text-properties style:font-name="Times New Roman" style:font-name-asian="Arial Unicode MS" style:font-name-complex="Times New Roman"/>
    </style:style>
    <style:style style:name="T38" style:family="text">
      <style:text-properties officeooo:rsid="0019da94"/>
    </style:style>
    <style:style style:name="T39" style:family="text">
      <style:text-properties officeooo:rsid="001e7c51"/>
    </style:style>
    <style:style style:name="T40" style:family="text">
      <style:text-properties officeooo:rsid="00206513"/>
    </style:style>
    <style:style style:name="T41" style:family="text">
      <style:text-properties officeooo:rsid="0024019e"/>
    </style:style>
    <style:style style:name="T42" style:family="text">
      <style:text-properties fo:font-size="16pt" style:font-size-asian="16pt" style:font-size-complex="16pt"/>
    </style:style>
    <style:style style:name="T43" style:family="text"/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«<text:span text:style-name="T41">ИП Программист</text:span>»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03">Утверждаю</text:p>
            <text:p text:style-name="P104">Руководитель проекта</text:p>
            <text:p text:style-name="P104">_____________ Н. В. Шишкина</text:p>
            <text:p text:style-name="P104">«29» ноября 2023 г.</text:p>
            <text:p text:style-name="P104"/>
          </table:table-cell>
          <table:table-cell table:style-name="Таблица2.B1" office:value-type="string">
            <text:p text:style-name="P103">Согласовано</text:p>
            <text:p text:style-name="P104">Заказчик проекта</text:p>
            <text:p text:style-name="P104">_____________ И. И. Иванов</text:p>
            <text:p text:style-name="P104">«29» ноября 2023 г.</text:p>
          </table:table-cell>
        </table:table-row>
      </table:table>
      <text:p text:style-name="P101"/>
      <text:p text:style-name="P9"/>
      <text:p text:style-name="P13"><text:span text:style-name="T2">ТЕХНИЧЕСКОЕ ЗАДАНИЕ/</text:span><text:span text:style-name="T18">ЧАСТНОЕ</text:span><text:span text:style-name="T2"> ТЕХНИЧЕСКОЕ ЗАДАНИЕ</text:span></text:p>
      <text:p text:style-name="P14"><text:span text:style-name="T3">Шифр темы:</text:span><text:span text:style-name="T4">09.02.07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20</text:span><text:span text:style-name="T6">23</text:span></text:p>
      <text:p text:style-name="P76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27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29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<text:a xlink:type="simple" xlink:href="#__RefHeading___Toc136234944" text:style-name="Internet_20_link" text:visited-style-name="Visited_20_Internet_20_Link"><text:span text:style-name="T27">1</text:span></text:a><text:a xlink:type="simple" xlink:href="#__RefHeading___Toc136234944" text:style-name="Internet_20_link" text:visited-style-name="Visited_20_Internet_20_Link"><text:span text:style-name="T7"><text:tab/></text:span></text:a><text:a xlink:type="simple" xlink:href="#__RefHeading___Toc136234944" text:style-name="Internet_20_link" text:visited-style-name="Visited_20_Internet_20_Link"><text:span text:style-name="T28">Общие сведения<text:tab/>6</text:span></text:a></text:p>
          <text:p text:style-name="P33"><text:a xlink:type="simple" xlink:href="#__RefHeading___Toc136234945" text:style-name="Internet_20_link" text:visited-style-name="Visited_20_Internet_20_Link"><text:span text:style-name="T29">1.1<text:tab/>Полное наименование системы и ее условное обозначение<text:tab/>6</text:span></text:a></text:p>
          <text:p text:style-name="P33"><text:a xlink:type="simple" xlink:href="#__RefHeading___Toc136234946" text:style-name="Internet_20_link" text:visited-style-name="Visited_20_Internet_20_Link"><text:span text:style-name="T29">1.2<text:tab/>Шифр темы или шифр (номер) договора<text:tab/>6</text:span></text:a></text:p>
          <text:p text:style-name="P33"><text:a xlink:type="simple" xlink:href="#__RefHeading___Toc136234947" text:style-name="Internet_20_link" text:visited-style-name="Visited_20_Internet_20_Link"><text:span text:style-name="T29">1.3<text:tab/>Наименование предприятий (объединений) разработчика и заказчика (пользователя) системы и их реквизиты<text:tab/>7</text:span></text:a></text:p>
          <text:p text:style-name="P33"><text:a xlink:type="simple" xlink:href="#__RefHeading___Toc136234948" text:style-name="Internet_20_link" text:visited-style-name="Visited_20_Internet_20_Link"><text:span text:style-name="T29">1.4<text:tab/>Перечень документов, на основании которых создается система, кем и когда утверждены эти документы<text:tab/>7</text:span></text:a></text:p>
          <text:p text:style-name="P33"><text:a xlink:type="simple" xlink:href="#__RefHeading___Toc136234949" text:style-name="Internet_20_link" text:visited-style-name="Visited_20_Internet_20_Link"><text:span text:style-name="T29">1.5<text:tab/>Плановые сроки начала и окончания работы по созданию системы<text:tab/>7</text:span></text:a></text:p>
          <text:p text:style-name="P33"><text:a xlink:type="simple" xlink:href="#__RefHeading___Toc136234950" text:style-name="Internet_20_link" text:visited-style-name="Visited_20_Internet_20_Link"><text:span text:style-name="T29">1.6<text:tab/>Сведения об источниках и порядке финансирования работ<text:tab/>8</text:span></text:a></text:p>
          <text:p text:style-name="P33"><text:a xlink:type="simple" xlink:href="#__RefHeading___Toc136234951" text:style-name="Internet_20_link" text:visited-style-name="Visited_20_Internet_20_Link"><text:span text:style-name="T29">1.7<text:tab/>Порядок оформления и предъявления заказчику результатов работ<text:tab/>8</text:span></text:a></text:p>
          <text:p text:style-name="P33"><text:a xlink:type="simple" xlink:href="#__RefHeading___Toc136234952" text:style-name="Internet_20_link" text:visited-style-name="Visited_20_Internet_20_Link"><text:span text:style-name="T29">1.8<text:tab/>Уточнение и дополнение ТЗ на АС<text:tab/>8</text:span></text:a></text:p>
          <text:p text:style-name="P32"><text:a xlink:type="simple" xlink:href="#__RefHeading___Toc136234953" text:style-name="Internet_20_link" text:visited-style-name="Visited_20_Internet_20_Link"><text:span text:style-name="T28">2</text:span></text:a><text:a xlink:type="simple" xlink:href="#__RefHeading___Toc136234953" text:style-name="Internet_20_link" text:visited-style-name="Visited_20_Internet_20_Link"><text:span text:style-name="T7"><text:tab/></text:span></text:a><text:a xlink:type="simple" xlink:href="#__RefHeading___Toc136234953" text:style-name="Internet_20_link" text:visited-style-name="Visited_20_Internet_20_Link"><text:span text:style-name="T28">Назначение и цели создания (развития) системы<text:tab/>9</text:span></text:a></text:p>
          <text:p text:style-name="P33"><text:a xlink:type="simple" xlink:href="#__RefHeading___Toc136234954" text:style-name="Internet_20_link" text:visited-style-name="Visited_20_Internet_20_Link"><text:span text:style-name="T29">2.1<text:tab/>Назначение системы<text:tab/>9</text:span></text:a></text:p>
          <text:p text:style-name="P33"><text:a xlink:type="simple" xlink:href="#__RefHeading___Toc136234955" text:style-name="Internet_20_link" text:visited-style-name="Visited_20_Internet_20_Link"><text:span text:style-name="T29">2.2<text:tab/>Цели создания системы<text:tab/>9</text:span></text:a></text:p>
          <text:p text:style-name="P32"><text:a xlink:type="simple" xlink:href="#__RefHeading___Toc136234956" text:style-name="Internet_20_link" text:visited-style-name="Visited_20_Internet_20_Link"><text:span text:style-name="T28">3</text:span></text:a><text:a xlink:type="simple" xlink:href="#__RefHeading___Toc136234956" text:style-name="Internet_20_link" text:visited-style-name="Visited_20_Internet_20_Link"><text:span text:style-name="T7"><text:tab/></text:span></text:a><text:a xlink:type="simple" xlink:href="#__RefHeading___Toc136234956" text:style-name="Internet_20_link" text:visited-style-name="Visited_20_Internet_20_Link"><text:span text:style-name="T28">Характеристика объектов автоматизации<text:tab/>11</text:span></text:a></text:p>
          <text:p text:style-name="P33"><text:a xlink:type="simple" xlink:href="#__RefHeading___Toc136234957" text:style-name="Internet_20_link" text:visited-style-name="Visited_20_Internet_20_Link"><text:span text:style-name="T29">3.1<text:tab/>Краткие сведения об объекте автоматизации<text:tab/>11</text:span></text:a></text:p>
          <text:p text:style-name="P33"><text:a xlink:type="simple" xlink:href="#__RefHeading___Toc136234958" text:style-name="Internet_20_link" text:visited-style-name="Visited_20_Internet_20_Link"><text:span text:style-name="T29">3.2<text:tab/>Сведения об условиях эксплуатации объекта автоматизация<text:tab/>11</text:span></text:a></text:p>
          <text:p text:style-name="P32"><text:a xlink:type="simple" xlink:href="#__RefHeading___Toc136234959" text:style-name="Internet_20_link" text:visited-style-name="Visited_20_Internet_20_Link"><text:span text:style-name="T28">4</text:span></text:a><text:a xlink:type="simple" xlink:href="#__RefHeading___Toc136234959" text:style-name="Internet_20_link" text:visited-style-name="Visited_20_Internet_20_Link"><text:span text:style-name="T7"><text:tab/></text:span></text:a><text:a xlink:type="simple" xlink:href="#__RefHeading___Toc136234959" text:style-name="Internet_20_link" text:visited-style-name="Visited_20_Internet_20_Link"><text:span text:style-name="T28">Требования к системе<text:tab/>14</text:span></text:a></text:p>
          <text:p text:style-name="P33"><text:a xlink:type="simple" xlink:href="#__RefHeading___Toc136234960" text:style-name="Internet_20_link" text:visited-style-name="Visited_20_Internet_20_Link"><text:span text:style-name="T29">4.1<text:tab/>Требования к системе в целом<text:tab/>14</text:span></text:a></text:p>
          <text:p text:style-name="P34"><text:a xlink:type="simple" xlink:href="#__RefHeading___Toc136234961" text:style-name="Internet_20_link" text:visited-style-name="Visited_20_Internet_20_Link"><text:span text:style-name="T27">4.1.1</text:span></text:a><text:a xlink:type="simple" xlink:href="#__RefHeading___Toc136234961" text:style-name="Internet_20_link" text:visited-style-name="Visited_20_Internet_20_Link"><text:span text:style-name="T28"><text:tab/></text:span></text:a><text:a xlink:type="simple" xlink:href="#__RefHeading___Toc136234961" text:style-name="Internet_20_link" text:visited-style-name="Visited_20_Internet_20_Link"><text:span text:style-name="T27">Требования к структуре и функционированию системы</text:span></text:a><text:a xlink:type="simple" xlink:href="#__RefHeading___Toc136234961" text:style-name="Internet_20_link" text:visited-style-name="Visited_20_Internet_20_Link"><text:span text:style-name="T28"><text:tab/>14</text:span></text:a></text:p>
          <text:p text:style-name="P34"><text:a xlink:type="simple" xlink:href="#__RefHeading___Toc136234962" text:style-name="Internet_20_link" text:visited-style-name="Visited_20_Internet_20_Link"><text:span text:style-name="T27">4.1.2</text:span></text:a><text:a xlink:type="simple" xlink:href="#__RefHeading___Toc136234962" text:style-name="Internet_20_link" text:visited-style-name="Visited_20_Internet_20_Link"><text:span text:style-name="T28"><text:tab/></text:span></text:a><text:a xlink:type="simple" xlink:href="#__RefHeading___Toc136234962" text:style-name="Internet_20_link" text:visited-style-name="Visited_20_Internet_20_Link"><text:span text:style-name="T27">Требования к численности и квалификации персонала системы и режиму его работы</text:span></text:a><text:a xlink:type="simple" xlink:href="#__RefHeading___Toc136234962" text:style-name="Internet_20_link" text:visited-style-name="Visited_20_Internet_20_Link"><text:span text:style-name="T28"><text:tab/>16</text:span></text:a></text:p>
          <text:p text:style-name="P34"><text:a xlink:type="simple" xlink:href="#__RefHeading___Toc136234963" text:style-name="Internet_20_link" text:visited-style-name="Visited_20_Internet_20_Link"><text:span text:style-name="T27">4.1.3</text:span></text:a><text:a xlink:type="simple" xlink:href="#__RefHeading___Toc136234963" text:style-name="Internet_20_link" text:visited-style-name="Visited_20_Internet_20_Link"><text:span text:style-name="T28"><text:tab/></text:span></text:a><text:a xlink:type="simple" xlink:href="#__RefHeading___Toc136234963" text:style-name="Internet_20_link" text:visited-style-name="Visited_20_Internet_20_Link"><text:span text:style-name="T27">Показатели назначения</text:span></text:a><text:a xlink:type="simple" xlink:href="#__RefHeading___Toc136234963" text:style-name="Internet_20_link" text:visited-style-name="Visited_20_Internet_20_Link"><text:span text:style-name="T28"><text:tab/>17</text:span></text:a></text:p>
          <text:p text:style-name="P34"><text:a xlink:type="simple" xlink:href="#__RefHeading___Toc136234964" text:style-name="Internet_20_link" text:visited-style-name="Visited_20_Internet_20_Link"><text:span text:style-name="T27">4.1.4</text:span></text:a><text:a xlink:type="simple" xlink:href="#__RefHeading___Toc136234964" text:style-name="Internet_20_link" text:visited-style-name="Visited_20_Internet_20_Link"><text:span text:style-name="T28"><text:tab/></text:span></text:a><text:a xlink:type="simple" xlink:href="#__RefHeading___Toc136234964" text:style-name="Internet_20_link" text:visited-style-name="Visited_20_Internet_20_Link"><text:span text:style-name="T27">Требования к надежности</text:span></text:a><text:a xlink:type="simple" xlink:href="#__RefHeading___Toc136234964" text:style-name="Internet_20_link" text:visited-style-name="Visited_20_Internet_20_Link"><text:span text:style-name="T28"><text:tab/>17</text:span></text:a></text:p>
          <text:p text:style-name="P34"><text:a xlink:type="simple" xlink:href="#__RefHeading___Toc136234965" text:style-name="Internet_20_link" text:visited-style-name="Visited_20_Internet_20_Link"><text:span text:style-name="T27">4.1.5</text:span></text:a><text:a xlink:type="simple" xlink:href="#__RefHeading___Toc136234965" text:style-name="Internet_20_link" text:visited-style-name="Visited_20_Internet_20_Link"><text:span text:style-name="T28"><text:tab/></text:span></text:a><text:a xlink:type="simple" xlink:href="#__RefHeading___Toc136234965" text:style-name="Internet_20_link" text:visited-style-name="Visited_20_Internet_20_Link"><text:span text:style-name="T27">Требования безопасности</text:span></text:a><text:a xlink:type="simple" xlink:href="#__RefHeading___Toc136234965" text:style-name="Internet_20_link" text:visited-style-name="Visited_20_Internet_20_Link"><text:span text:style-name="T28"><text:tab/>18</text:span></text:a></text:p>
          <text:p text:style-name="P34"><text:a xlink:type="simple" xlink:href="#__RefHeading___Toc136234966" text:style-name="Internet_20_link" text:visited-style-name="Visited_20_Internet_20_Link"><text:span text:style-name="T27">4.1.6</text:span></text:a><text:a xlink:type="simple" xlink:href="#__RefHeading___Toc136234966" text:style-name="Internet_20_link" text:visited-style-name="Visited_20_Internet_20_Link"><text:span text:style-name="T28"><text:tab/></text:span></text:a><text:a xlink:type="simple" xlink:href="#__RefHeading___Toc136234966" text:style-name="Internet_20_link" text:visited-style-name="Visited_20_Internet_20_Link"><text:span text:style-name="T27">Требования к эргономике и технической эстетике</text:span></text:a><text:a xlink:type="simple" xlink:href="#__RefHeading___Toc136234966" text:style-name="Internet_20_link" text:visited-style-name="Visited_20_Internet_20_Link"><text:span text:style-name="T28"><text:tab/>19</text:span></text:a></text:p>
          <text:p text:style-name="P34"><text:a xlink:type="simple" xlink:href="#__RefHeading___Toc136234967" text:style-name="Internet_20_link" text:visited-style-name="Visited_20_Internet_20_Link"><text:span text:style-name="T27">4.1.7</text:span></text:a><text:a xlink:type="simple" xlink:href="#__RefHeading___Toc136234967" text:style-name="Internet_20_link" text:visited-style-name="Visited_20_Internet_20_Link"><text:span text:style-name="T28"><text:tab/></text:span></text:a><text:a xlink:type="simple" xlink:href="#__RefHeading___Toc136234967" text:style-name="Internet_20_link" text:visited-style-name="Visited_20_Internet_20_Link"><text:span text:style-name="T27">Требования к транспортабельности для подвижных АС</text:span></text:a><text:a xlink:type="simple" xlink:href="#__RefHeading___Toc136234967" text:style-name="Internet_20_link" text:visited-style-name="Visited_20_Internet_20_Link"><text:span text:style-name="T28"><text:tab/>27</text:span></text:a></text:p>
          <text:p text:style-name="P34"><text:a xlink:type="simple" xlink:href="#__RefHeading___Toc136234968" text:style-name="Internet_20_link" text:visited-style-name="Visited_20_Internet_20_Link"><text:span text:style-name="T27">4.1.8</text:span></text:a><text:a xlink:type="simple" xlink:href="#__RefHeading___Toc136234968" text:style-name="Internet_20_link" text:visited-style-name="Visited_20_Internet_20_Link"><text:span text:style-name="T28"><text:tab/></text:span></text:a><text:a xlink:type="simple" xlink:href="#__RefHeading___Toc136234968" text:style-name="Internet_20_link" text:visited-style-name="Visited_20_Internet_20_Link"><text:span text:style-name="T27">Требования к эксплуатации, техническому обслуживанию, ремонту и хранению компонентов системы</text:span></text:a><text:a xlink:type="simple" xlink:href="#__RefHeading___Toc136234968" text:style-name="Internet_20_link" text:visited-style-name="Visited_20_Internet_20_Link"><text:span text:style-name="T28"><text:tab/>28</text:span></text:a></text:p>
          <text:p text:style-name="P34"><text:a xlink:type="simple" xlink:href="#__RefHeading___Toc136234969" text:style-name="Internet_20_link" text:visited-style-name="Visited_20_Internet_20_Link"><text:span text:style-name="T27">4.1.9</text:span></text:a><text:a xlink:type="simple" xlink:href="#__RefHeading___Toc136234969" text:style-name="Internet_20_link" text:visited-style-name="Visited_20_Internet_20_Link"><text:span text:style-name="T28"><text:tab/></text:span></text:a><text:a xlink:type="simple" xlink:href="#__RefHeading___Toc136234969" text:style-name="Internet_20_link" text:visited-style-name="Visited_20_Internet_20_Link"><text:span text:style-name="T27">Требования к защите информации от несанкционированного доступа</text:span></text:a><text:a xlink:type="simple" xlink:href="#__RefHeading___Toc136234969" text:style-name="Internet_20_link" text:visited-style-name="Visited_20_Internet_20_Link"><text:span text:style-name="T28"><text:tab/>28</text:span></text:a></text:p>
          <text:p text:style-name="P34"><text:a xlink:type="simple" xlink:href="#__RefHeading___Toc136234970" text:style-name="Internet_20_link" text:visited-style-name="Visited_20_Internet_20_Link"><text:span text:style-name="T27">4.1.10</text:span></text:a><text:a xlink:type="simple" xlink:href="#__RefHeading___Toc136234970" text:style-name="Internet_20_link" text:visited-style-name="Visited_20_Internet_20_Link"><text:span text:style-name="T28"><text:tab/></text:span></text:a><text:a xlink:type="simple" xlink:href="#__RefHeading___Toc136234970" text:style-name="Internet_20_link" text:visited-style-name="Visited_20_Internet_20_Link"><text:span text:style-name="T27">Требования по сохранности информации при авариях</text:span></text:a><text:a xlink:type="simple" xlink:href="#__RefHeading___Toc136234970" text:style-name="Internet_20_link" text:visited-style-name="Visited_20_Internet_20_Link"><text:span text:style-name="T28"><text:tab/>28</text:span></text:a></text:p>
          <text:p text:style-name="P34"><text:a xlink:type="simple" xlink:href="#__RefHeading___Toc136234971" text:style-name="Internet_20_link" text:visited-style-name="Visited_20_Internet_20_Link"><text:span text:style-name="T27">4.1.11</text:span></text:a><text:a xlink:type="simple" xlink:href="#__RefHeading___Toc136234971" text:style-name="Internet_20_link" text:visited-style-name="Visited_20_Internet_20_Link"><text:span text:style-name="T28"><text:tab/></text:span></text:a><text:a xlink:type="simple" xlink:href="#__RefHeading___Toc136234971" text:style-name="Internet_20_link" text:visited-style-name="Visited_20_Internet_20_Link"><text:span text:style-name="T27">Требования к защите от влияния внешних воздействий</text:span></text:a><text:a xlink:type="simple" xlink:href="#__RefHeading___Toc136234971" text:style-name="Internet_20_link" text:visited-style-name="Visited_20_Internet_20_Link"><text:span text:style-name="T28"><text:tab/>29</text:span></text:a></text:p>
          <text:p text:style-name="P34"><text:soft-page-break/><text:a xlink:type="simple" xlink:href="#__RefHeading___Toc136234972" text:style-name="Internet_20_link" text:visited-style-name="Visited_20_Internet_20_Link"><text:span text:style-name="T27">4.1.12</text:span></text:a><text:a xlink:type="simple" xlink:href="#__RefHeading___Toc136234972" text:style-name="Internet_20_link" text:visited-style-name="Visited_20_Internet_20_Link"><text:span text:style-name="T28"><text:tab/></text:span></text:a><text:a xlink:type="simple" xlink:href="#__RefHeading___Toc136234972" text:style-name="Internet_20_link" text:visited-style-name="Visited_20_Internet_20_Link"><text:span text:style-name="T27">Требования к патентной чистоте</text:span></text:a><text:a xlink:type="simple" xlink:href="#__RefHeading___Toc136234972" text:style-name="Internet_20_link" text:visited-style-name="Visited_20_Internet_20_Link"><text:span text:style-name="T28"><text:tab/>29</text:span></text:a></text:p>
          <text:p text:style-name="P34"><text:a xlink:type="simple" xlink:href="#__RefHeading___Toc136234973" text:style-name="Internet_20_link" text:visited-style-name="Visited_20_Internet_20_Link"><text:span text:style-name="T27">4.1.13</text:span></text:a><text:a xlink:type="simple" xlink:href="#__RefHeading___Toc136234973" text:style-name="Internet_20_link" text:visited-style-name="Visited_20_Internet_20_Link"><text:span text:style-name="T28"><text:tab/></text:span></text:a><text:a xlink:type="simple" xlink:href="#__RefHeading___Toc136234973" text:style-name="Internet_20_link" text:visited-style-name="Visited_20_Internet_20_Link"><text:span text:style-name="T27">Требования по стандартизации и унификации</text:span></text:a><text:a xlink:type="simple" xlink:href="#__RefHeading___Toc136234973" text:style-name="Internet_20_link" text:visited-style-name="Visited_20_Internet_20_Link"><text:span text:style-name="T28"><text:tab/>29</text:span></text:a></text:p>
          <text:p text:style-name="P34"><text:a xlink:type="simple" xlink:href="#__RefHeading___Toc136234974" text:style-name="Internet_20_link" text:visited-style-name="Visited_20_Internet_20_Link"><text:span text:style-name="T27">4.1.14</text:span></text:a><text:a xlink:type="simple" xlink:href="#__RefHeading___Toc136234974" text:style-name="Internet_20_link" text:visited-style-name="Visited_20_Internet_20_Link"><text:span text:style-name="T28"><text:tab/></text:span></text:a><text:a xlink:type="simple" xlink:href="#__RefHeading___Toc136234974" text:style-name="Internet_20_link" text:visited-style-name="Visited_20_Internet_20_Link"><text:span text:style-name="T27">Дополнительные требования</text:span></text:a><text:a xlink:type="simple" xlink:href="#__RefHeading___Toc136234974" text:style-name="Internet_20_link" text:visited-style-name="Visited_20_Internet_20_Link"><text:span text:style-name="T28"><text:tab/>30</text:span></text:a></text:p>
          <text:p text:style-name="P33"><text:a xlink:type="simple" xlink:href="#__RefHeading___Toc136234975" text:style-name="Internet_20_link" text:visited-style-name="Visited_20_Internet_20_Link"><text:span text:style-name="T29">4.2<text:tab/>Требования к функциям (задачам), выполняемым системой<text:tab/>30</text:span></text:a></text:p>
          <text:p text:style-name="P34"><text:a xlink:type="simple" xlink:href="#__RefHeading___Toc136234976" text:style-name="Internet_20_link" text:visited-style-name="Visited_20_Internet_20_Link"><text:span text:style-name="T27">4.2.1</text:span></text:a><text:a xlink:type="simple" xlink:href="#__RefHeading___Toc136234976" text:style-name="Internet_20_link" text:visited-style-name="Visited_20_Internet_20_Link"><text:span text:style-name="T28"><text:tab/></text:span></text:a><text:a xlink:type="simple" xlink:href="#__RefHeading___Toc136234976" text:style-name="Internet_20_link" text:visited-style-name="Visited_20_Internet_20_Link"><text:span text:style-name="T27">&lt;Наименование подсистемы&gt;</text:span></text:a><text:a xlink:type="simple" xlink:href="#__RefHeading___Toc136234976" text:style-name="Internet_20_link" text:visited-style-name="Visited_20_Internet_20_Link"><text:span text:style-name="T28"><text:tab/>30</text:span></text:a></text:p>
          <text:p text:style-name="P33"><text:a xlink:type="simple" xlink:href="#__RefHeading___Toc136234977" text:style-name="Internet_20_link" text:visited-style-name="Visited_20_Internet_20_Link"><text:span text:style-name="T29">4.3<text:tab/>Требования к видам обеспечения<text:tab/>31</text:span></text:a></text:p>
          <text:p text:style-name="P34"><text:a xlink:type="simple" xlink:href="#__RefHeading___Toc136234978" text:style-name="Internet_20_link" text:visited-style-name="Visited_20_Internet_20_Link"><text:span text:style-name="T27">4.3.1</text:span></text:a><text:a xlink:type="simple" xlink:href="#__RefHeading___Toc136234978" text:style-name="Internet_20_link" text:visited-style-name="Visited_20_Internet_20_Link"><text:span text:style-name="T28"><text:tab/></text:span></text:a><text:a xlink:type="simple" xlink:href="#__RefHeading___Toc136234978" text:style-name="Internet_20_link" text:visited-style-name="Visited_20_Internet_20_Link"><text:span text:style-name="T27">Требования к математическому обеспечению</text:span></text:a><text:a xlink:type="simple" xlink:href="#__RefHeading___Toc136234978" text:style-name="Internet_20_link" text:visited-style-name="Visited_20_Internet_20_Link"><text:span text:style-name="T28"><text:tab/>31</text:span></text:a></text:p>
          <text:p text:style-name="P34"><text:a xlink:type="simple" xlink:href="#__RefHeading___Toc136234979" text:style-name="Internet_20_link" text:visited-style-name="Visited_20_Internet_20_Link"><text:span text:style-name="T27">4.3.2</text:span></text:a><text:a xlink:type="simple" xlink:href="#__RefHeading___Toc136234979" text:style-name="Internet_20_link" text:visited-style-name="Visited_20_Internet_20_Link"><text:span text:style-name="T28"><text:tab/></text:span></text:a><text:a xlink:type="simple" xlink:href="#__RefHeading___Toc136234979" text:style-name="Internet_20_link" text:visited-style-name="Visited_20_Internet_20_Link"><text:span text:style-name="T27">Требования к информационному обеспечению</text:span></text:a><text:a xlink:type="simple" xlink:href="#__RefHeading___Toc136234979" text:style-name="Internet_20_link" text:visited-style-name="Visited_20_Internet_20_Link"><text:span text:style-name="T28"><text:tab/>31</text:span></text:a></text:p>
          <text:p text:style-name="P34"><text:a xlink:type="simple" xlink:href="#__RefHeading___Toc136234980" text:style-name="Internet_20_link" text:visited-style-name="Visited_20_Internet_20_Link"><text:span text:style-name="T27">4.3.3</text:span></text:a><text:a xlink:type="simple" xlink:href="#__RefHeading___Toc136234980" text:style-name="Internet_20_link" text:visited-style-name="Visited_20_Internet_20_Link"><text:span text:style-name="T28"><text:tab/></text:span></text:a><text:a xlink:type="simple" xlink:href="#__RefHeading___Toc136234980" text:style-name="Internet_20_link" text:visited-style-name="Visited_20_Internet_20_Link"><text:span text:style-name="T27">Требования к лингвистическому обеспечению</text:span></text:a><text:a xlink:type="simple" xlink:href="#__RefHeading___Toc136234980" text:style-name="Internet_20_link" text:visited-style-name="Visited_20_Internet_20_Link"><text:span text:style-name="T28"><text:tab/>32</text:span></text:a></text:p>
          <text:p text:style-name="P34"><text:a xlink:type="simple" xlink:href="#__RefHeading___Toc136234981" text:style-name="Internet_20_link" text:visited-style-name="Visited_20_Internet_20_Link"><text:span text:style-name="T27">4.3.4</text:span></text:a><text:a xlink:type="simple" xlink:href="#__RefHeading___Toc136234981" text:style-name="Internet_20_link" text:visited-style-name="Visited_20_Internet_20_Link"><text:span text:style-name="T28"><text:tab/></text:span></text:a><text:a xlink:type="simple" xlink:href="#__RefHeading___Toc136234981" text:style-name="Internet_20_link" text:visited-style-name="Visited_20_Internet_20_Link"><text:span text:style-name="T27">Требования к программному обеспечению</text:span></text:a><text:a xlink:type="simple" xlink:href="#__RefHeading___Toc136234981" text:style-name="Internet_20_link" text:visited-style-name="Visited_20_Internet_20_Link"><text:span text:style-name="T28"><text:tab/>34</text:span></text:a></text:p>
          <text:p text:style-name="P34"><text:a xlink:type="simple" xlink:href="#__RefHeading___Toc136234982" text:style-name="Internet_20_link" text:visited-style-name="Visited_20_Internet_20_Link"><text:span text:style-name="T27">4.3.5</text:span></text:a><text:a xlink:type="simple" xlink:href="#__RefHeading___Toc136234982" text:style-name="Internet_20_link" text:visited-style-name="Visited_20_Internet_20_Link"><text:span text:style-name="T28"><text:tab/></text:span></text:a><text:a xlink:type="simple" xlink:href="#__RefHeading___Toc136234982" text:style-name="Internet_20_link" text:visited-style-name="Visited_20_Internet_20_Link"><text:span text:style-name="T27">Требования к техническому обеспечению</text:span></text:a><text:a xlink:type="simple" xlink:href="#__RefHeading___Toc136234982" text:style-name="Internet_20_link" text:visited-style-name="Visited_20_Internet_20_Link"><text:span text:style-name="T28"><text:tab/>34</text:span></text:a></text:p>
          <text:p text:style-name="P34"><text:a xlink:type="simple" xlink:href="#__RefHeading___Toc136234983" text:style-name="Internet_20_link" text:visited-style-name="Visited_20_Internet_20_Link"><text:span text:style-name="T27">4.3.6</text:span></text:a><text:a xlink:type="simple" xlink:href="#__RefHeading___Toc136234983" text:style-name="Internet_20_link" text:visited-style-name="Visited_20_Internet_20_Link"><text:span text:style-name="T28"><text:tab/></text:span></text:a><text:a xlink:type="simple" xlink:href="#__RefHeading___Toc136234983" text:style-name="Internet_20_link" text:visited-style-name="Visited_20_Internet_20_Link"><text:span text:style-name="T27">Требования к метрологическому обеспечению</text:span></text:a><text:a xlink:type="simple" xlink:href="#__RefHeading___Toc136234983" text:style-name="Internet_20_link" text:visited-style-name="Visited_20_Internet_20_Link"><text:span text:style-name="T28"><text:tab/>35</text:span></text:a></text:p>
          <text:p text:style-name="P34"><text:a xlink:type="simple" xlink:href="#__RefHeading___Toc136234984" text:style-name="Internet_20_link" text:visited-style-name="Visited_20_Internet_20_Link"><text:span text:style-name="T27">4.3.7</text:span></text:a><text:a xlink:type="simple" xlink:href="#__RefHeading___Toc136234984" text:style-name="Internet_20_link" text:visited-style-name="Visited_20_Internet_20_Link"><text:span text:style-name="T28"><text:tab/></text:span></text:a><text:a xlink:type="simple" xlink:href="#__RefHeading___Toc136234984" text:style-name="Internet_20_link" text:visited-style-name="Visited_20_Internet_20_Link"><text:span text:style-name="T27">Требования к организационному обеспечению</text:span></text:a><text:a xlink:type="simple" xlink:href="#__RefHeading___Toc136234984" text:style-name="Internet_20_link" text:visited-style-name="Visited_20_Internet_20_Link"><text:span text:style-name="T28"><text:tab/>35</text:span></text:a></text:p>
          <text:p text:style-name="P34"><text:a xlink:type="simple" xlink:href="#__RefHeading___Toc136234985" text:style-name="Internet_20_link" text:visited-style-name="Visited_20_Internet_20_Link"><text:span text:style-name="T27">4.3.8</text:span></text:a><text:a xlink:type="simple" xlink:href="#__RefHeading___Toc136234985" text:style-name="Internet_20_link" text:visited-style-name="Visited_20_Internet_20_Link"><text:span text:style-name="T28"><text:tab/></text:span></text:a><text:a xlink:type="simple" xlink:href="#__RefHeading___Toc136234985" text:style-name="Internet_20_link" text:visited-style-name="Visited_20_Internet_20_Link"><text:span text:style-name="T27">Требования к методическому обеспечению</text:span></text:a><text:a xlink:type="simple" xlink:href="#__RefHeading___Toc136234985" text:style-name="Internet_20_link" text:visited-style-name="Visited_20_Internet_20_Link"><text:span text:style-name="T28"><text:tab/>36</text:span></text:a></text:p>
          <text:p text:style-name="P32"><text:a xlink:type="simple" xlink:href="#__RefHeading___Toc136234986" text:style-name="Internet_20_link" text:visited-style-name="Visited_20_Internet_20_Link"><text:span text:style-name="T28">5</text:span></text:a><text:a xlink:type="simple" xlink:href="#__RefHeading___Toc136234986" text:style-name="Internet_20_link" text:visited-style-name="Visited_20_Internet_20_Link"><text:span text:style-name="T7"><text:tab/></text:span></text:a><text:a xlink:type="simple" xlink:href="#__RefHeading___Toc136234986" text:style-name="Internet_20_link" text:visited-style-name="Visited_20_Internet_20_Link"><text:span text:style-name="T28">Состав и содержание работ по созданию системы<text:tab/>37</text:span></text:a></text:p>
          <text:p text:style-name="P33"><text:a xlink:type="simple" xlink:href="#__RefHeading___Toc136234987" text:style-name="Internet_20_link" text:visited-style-name="Visited_20_Internet_20_Link"><text:span text:style-name="T29">5.1<text:tab/>Перечень документов, предъявляемых по окончании соответствующих стадий и этапов работ<text:tab/>42</text:span></text:a></text:p>
          <text:p text:style-name="P33"><text:a xlink:type="simple" xlink:href="#__RefHeading___Toc136234988" text:style-name="Internet_20_link" text:visited-style-name="Visited_20_Internet_20_Link"><text:span text:style-name="T29">5.2<text:tab/>Вид и порядок проведения экспертизы технической документации<text:tab/>42</text:span></text:a></text:p>
          <text:p text:style-name="P33"><text:a xlink:type="simple" xlink:href="#__RefHeading___Toc136234989" text:style-name="Internet_20_link" text:visited-style-name="Visited_20_Internet_20_Link"><text:span text:style-name="T29">5.3<text:tab/>Программу работ, направленных на обеспечение требуемого уровня надежности разрабатываемой системы<text:tab/>42</text:span></text:a></text:p>
          <text:p text:style-name="P33"><text:a xlink:type="simple" xlink:href="#__RefHeading___Toc136234990" text:style-name="Internet_20_link" text:visited-style-name="Visited_20_Internet_20_Link"><text:span text:style-name="T29">5.4<text:tab/>Перечень работ по метрологическому обеспечению на всех стадиях создания системы<text:tab/>43</text:span></text:a></text:p>
          <text:p text:style-name="P32"><text:a xlink:type="simple" xlink:href="#__RefHeading___Toc136234991" text:style-name="Internet_20_link" text:visited-style-name="Visited_20_Internet_20_Link"><text:span text:style-name="T28">6</text:span></text:a><text:a xlink:type="simple" xlink:href="#__RefHeading___Toc136234991" text:style-name="Internet_20_link" text:visited-style-name="Visited_20_Internet_20_Link"><text:span text:style-name="T7"><text:tab/></text:span></text:a><text:a xlink:type="simple" xlink:href="#__RefHeading___Toc136234991" text:style-name="Internet_20_link" text:visited-style-name="Visited_20_Internet_20_Link"><text:span text:style-name="T28">Порядок контроля и приемки системы<text:tab/>44</text:span></text:a></text:p>
          <text:p text:style-name="P33"><text:a xlink:type="simple" xlink:href="#__RefHeading___Toc136234992" text:style-name="Internet_20_link" text:visited-style-name="Visited_20_Internet_20_Link"><text:span text:style-name="T29">6.1<text:tab/>Виды, состав, объем и методы испытаний системы и ее составных частей<text:tab/>44</text:span></text:a></text:p>
          <text:p text:style-name="P33"><text:a xlink:type="simple" xlink:href="#__RefHeading___Toc136234993" text:style-name="Internet_20_link" text:visited-style-name="Visited_20_Internet_20_Link"><text:span text:style-name="T29">6.2<text:tab/>Общие требования к приемке работ по стадиям<text:tab/>45</text:span></text:a></text:p>
          <text:p text:style-name="P33"><text:a xlink:type="simple" xlink:href="#__RefHeading___Toc136234994" text:style-name="Internet_20_link" text:visited-style-name="Visited_20_Internet_20_Link"><text:span text:style-name="T29">6.3<text:tab/>Статус приемочной комиссии<text:tab/>45</text:span></text:a></text:p>
          <text:p text:style-name="P32"><text:a xlink:type="simple" xlink:href="#__RefHeading___Toc136234995" text:style-name="Internet_20_link" text:visited-style-name="Visited_20_Internet_20_Link"><text:span text:style-name="T28">7</text:span></text:a><text:a xlink:type="simple" xlink:href="#__RefHeading___Toc136234995" text:style-name="Internet_20_link" text:visited-style-name="Visited_20_Internet_20_Link"><text:span text:style-name="T7"><text:tab/></text:span></text:a><text:a xlink:type="simple" xlink:href="#__RefHeading___Toc136234995" text:style-name="Internet_20_link" text:visited-style-name="Visited_20_Internet_20_Link"><text:span text:style-name="T28">Требования к составу и содержанию работ по подготовке объекта автоматизации к вводу системы в действие<text:tab/>46</text:span></text:a></text:p>
          <text:p text:style-name="P32"><text:a xlink:type="simple" xlink:href="#__RefHeading___Toc136234996" text:style-name="Internet_20_link" text:visited-style-name="Visited_20_Internet_20_Link"><text:span text:style-name="T28">8</text:span></text:a><text:a xlink:type="simple" xlink:href="#__RefHeading___Toc136234996" text:style-name="Internet_20_link" text:visited-style-name="Visited_20_Internet_20_Link"><text:span text:style-name="T7"><text:tab/></text:span></text:a><text:a xlink:type="simple" xlink:href="#__RefHeading___Toc136234996" text:style-name="Internet_20_link" text:visited-style-name="Visited_20_Internet_20_Link"><text:span text:style-name="T28">Требования к документированию<text:tab/>47</text:span></text:a></text:p>
          <text:p text:style-name="P32"><text:a xlink:type="simple" xlink:href="#__RefHeading___Toc136234997" text:style-name="Internet_20_link" text:visited-style-name="Visited_20_Internet_20_Link"><text:span text:style-name="T7">9<text:tab/>Источники разработки<text:tab/>49</text:span></text:a></text:p>
        </text:index-body>
      </text:table-of-content>
      <text:p text:style-name="P51"/>
      <text:p text:style-name="P77"><text:span text:style-name="T34">ПЕРЕЧЕНЬ СО</text:span>КРАЩЕНИЙ и УСЛОВНЫХ НАИМЕНОВАН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Термин, сокращение</text:p>
          </table:table-cell>
          <table:table-cell table:style-name="Таблица1.A1" office:value-type="string">
            <text:p text:style-name="P11">-</text:p>
          </table:table-cell>
          <table:table-cell table:style-name="Таблица1.A1" office:value-type="string">
            <text:p text:style-name="P31">Определение</text:p>
          </table:table-cell>
        </table:table-row>
        <table:table-row table:style-name="Таблица1.1">
          <table:table-cell table:style-name="Таблица1.A1" office:value-type="string">
            <text:p text:style-name="P133">АС</text:p>
          </table:table-cell>
          <table:table-cell table:style-name="Таблица1.A1" office:value-type="string">
            <text:p text:style-name="P11">-</text:p>
          </table:table-cell>
          <table:table-cell table:style-name="Таблица1.A1" office:value-type="string">
            <text:p text:style-name="P98">Автоматизированная система</text:p>
          </table:table-cell>
        </table:table-row>
        <table:table-row table:style-name="Таблица1.1">
          <table:table-cell table:style-name="Таблица1.A1" office:value-type="string">
            <text:p text:style-name="P134">БД</text:p>
          </table:table-cell>
          <table:table-cell table:style-name="Таблица1.A1" office:value-type="string">
            <text:p text:style-name="P11">-</text:p>
          </table:table-cell>
          <table:table-cell table:style-name="Таблица1.A1" office:value-type="string">
            <text:p text:style-name="P100">Базы данных</text:p>
          </table:table-cell>
        </table:table-row>
      </table:table>
      <text:p text:style-name="P78"><text:span text:style-name="T8"/></text:p>
      <text:h text:style-name="P80" text:outline-level="1"><text:bookmark-start text:name="__RefHeading___Toc136234944"/>Общие сведения<text:bookmark-end text:name="__RefHeading___Toc136234944"/></text:h>
      <text:h text:style-name="P81" text:outline-level="2"><text:bookmark-start text:name="_Ref135559266"/><text:bookmark-start text:name="__RefHeading___Toc136234945"/>Полное наименование системы и ее условное обозначение<text:bookmark-end text:name="_Ref135559266"/><text:bookmark-end text:name="__RefHeading___Toc136234945"/></text:h>
      <text:p text:style-name="P46">Цифровой Идиот. <text:span text:style-name="T31">Предоставляет услуги страхования.</text:span></text:p>
      <text:h text:style-name="P81" text:outline-level="2"><text:bookmark-start text:name="__RefHeading___Toc136234946"/>Шифр темы или шифр (номер) договора<text:bookmark-end text:name="__RefHeading___Toc136234946"/></text:h>
      <text:p text:style-name="P42"><text:tab/><text:span text:style-name="T1">09.02.07</text:span></text:p>
      <text:h text:style-name="P81" text:outline-level="2"><text:bookmark-start text:name="__RefHeading___Toc136234947"/>Наименование предприятий (объединений) разработчика и заказчика (пользователя) системы и их реквизиты<text:bookmark-end text:name="__RefHeading___Toc136234947"/></text:h>
      <text:p text:style-name="P75"><text:tab/><text:span text:style-name="T22"> ИП «Программист»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7">Заказчик 1:</text:p>
            <text:p text:style-name="P79">И. И. Иванов</text:p>
          </table:table-cell>
          <table:table-cell table:style-name="Таблица3.A1" office:value-type="string">
            <text:p text:style-name="P38">Полное наименование организации Заказчика. <text:line-break/>Адрес: <text:span text:style-name="T30">Задрищинск </text:span>, Город, ул. <text:span text:style-name="T30">123</text:span>, <text:s/>д . <text:span text:style-name="T31">52</text:span> .</text:p>
          </table:table-cell>
        </table:table-row>
        <table:table-row table:style-name="Таблица3.1">
          <table:table-cell table:style-name="Таблица3.A1" office:value-type="string">
            <text:p text:style-name="P40">Исполнитель:</text:p>
            <text:p text:style-name="P40">ИП Пограммист</text:p>
          </table:table-cell>
          <table:table-cell table:style-name="Таблица3.A1" office:value-type="string">
            <text:p text:style-name="P39">Полное наименование организации <text:span text:style-name="T31">Исполнителя</text:span>. <text:line-break/>Адрес: <text:s/>Город <text:span text:style-name="T31">МухоЖитомир</text:span>, ул. <text:span text:style-name="T30">123</text:span>, <text:s/>д . <text:span text:style-name="T31">52</text:span> .</text:p>
          </table:table-cell>
        </table:table-row>
      </table:table>
      <text:h text:style-name="P83" text:outline-level="2"><text:bookmark-start text:name="__RefHeading___Toc136234948"/><text:span text:style-name="DFN"><text:span text:style-name="T36">Перечень документов, на основании которых создается система, кем и когда утверждены эти документы</text:span></text:span><text:bookmark-end text:name="__RefHeading___Toc136234948"/></text:h>
      <text:p text:style-name="P69"><text:span text:style-name="T23">Д</text:span><text:span text:style-name="T22">оговор №1 от 29.11.2023 г «О разработке бота по требованиям заказчика».</text:span></text:p>
      <text:h text:style-name="P81" text:outline-level="2" text:is-list-header="true"><text:bookmark-start text:name="__RefHeading___Toc136234949"/>Плановые сроки начала и окончания работы по созданию системы<text:bookmark-end text:name="__RefHeading___Toc136234949"/></text:h>
      <text:p text:style-name="P70"><text:span text:style-name="T24">Н</text:span><text:span text:style-name="T22">е более 5 календарных дней со дня утверждения технического задания на разработку приложения.</text:span></text:p>
      <text:h text:style-name="P81" text:outline-level="2"><text:bookmark-start text:name="_Ref135559485"/><text:bookmark-start text:name="__RefHeading___Toc136234950"/>Сведения об источниках и порядке финансирования работ<text:bookmark-end text:name="_Ref135559485"/><text:bookmark-end text:name="__RefHeading___Toc136234950"/></text:h>
      <text:p text:style-name="P124">Проект финансируется заказчиком.</text:p>
      <text:h text:style-name="P84" text:outline-level="2"><text:bookmark-start text:name="__RefHeading___Toc136234951"/>Порядок оформления и предъявления заказчику результатов работ<text:bookmark-end text:name="__RefHeading___Toc136234951"/></text:h>
      <text:p text:style-name="P124"><text:span text:style-name="T39">1.</text:span>Техническое задание.</text:p>
      <text:p text:style-name="P124"><text:span text:style-name="T39">2.</text:span>Готовый проект на проверку для исправления или выявления ошибок.</text:p>
      <text:p text:style-name="P124"><text:span text:style-name="T39">3.</text:span>Сдача проекта заказчику.</text:p>
      <text:h text:style-name="P81" text:outline-level="2"><text:bookmark-start text:name="__RefHeading___Toc136234952"/><text:soft-page-break/>Уточнение и дополнение ТЗ на АС<text:bookmark-end text:name="__RefHeading___Toc136234952"/></text:h>
      <text:p text:style-name="P27">Находится в договоре <text:span text:style-name="T22">договор №1 от 29.11.2023 г «О разработке бота по требованиям заказчика».</text:span></text:p>
      <text:p text:style-name="P60"/>
      <text:p text:style-name="P61"/>
      <text:p text:style-name="P12"/>
      <text:h text:style-name="P80" text:outline-level="1"><text:bookmark-start text:name="__RefHeading___Toc136234953"/>Назначение и цели создания (развития) системы<text:bookmark-end text:name="__RefHeading___Toc136234953"/></text:h>
      <text:h text:style-name="P81" text:outline-level="2"><text:bookmark-start text:name="__RefHeading___Toc136234954"/>Назначение системы<text:bookmark-end text:name="__RefHeading___Toc136234954"/></text:h>
      <text:p text:style-name="P124">Оказание страховых услуг клиентам. Страховка здоровья, имущества.</text:p>
      <text:p text:style-name="P124">Страховка в случае получения травм, в случае смерти, повреждения имущества пожаром, Страховка от кражи имущества.</text:p>
      <text:p text:style-name="P43"/>
      <text:h text:style-name="P84" text:outline-level="2"><text:bookmark-start text:name="_Ref132689123"/><text:bookmark-start text:name="__RefHeading___Toc136234955"/>Цели создания системы<text:bookmark-end text:name="_Ref132689123"/><text:bookmark-end text:name="__RefHeading___Toc136234955"/></text:h>
      <text:p text:style-name="P124">Замена старой системы страхования, устаревшей по функционалу и не выполняющей всех требуемых функций и потребностей заказчика и пользователей бота.</text:p>
      <text:p text:style-name="P123"/>
      <text:h text:style-name="P80" text:outline-level="1"><text:bookmark-start text:name="__RefHeading___Toc136234956"/>Характеристика объектов автоматизации<text:bookmark-end text:name="__RefHeading___Toc136234956"/></text:h>
      <text:h text:style-name="P81" text:outline-level="2"><text:bookmark-start text:name="__RefHeading___Toc136234957"/>Краткие сведения об объекте автоматизации<text:bookmark-end text:name="__RefHeading___Toc136234957"/></text:h>
      <text:p text:style-name="P124">Объектом автоматизации являются процессы Оказание страховых услуг клиентам. Страховки здоровья, имущества.</text:p>
      <text:p text:style-name="P124">Страховки в случае получения травм, в случае смерти, повреждения имущества пожаром, Страховка от кражи имущества.</text:p>
      <text:p text:style-name="P43"/>
      <text:h text:style-name="P84" text:outline-level="2"><text:bookmark-start text:name="__RefHeading___Toc136234958"/>Сведения об условиях эксплуатации объекта автоматизация<text:bookmark-end text:name="__RefHeading___Toc136234958"/></text:h>
      <text:p text:style-name="P125"><text:span text:style-name="T40">Д</text:span>олжна обеспечивать решение задачи автоматизации регистрации поступившего заказа в системе с внесением всех необходимых сведений о заказчике, о дате оформления и сроках исполнения заказа, стоимости заказа, ответственном исполнителе и представителях заказчика.</text:p>
      <text:h text:style-name="P80" text:outline-level="1"><text:bookmark-start text:name="__RefHeading___Toc136234959"/>Требования к системе<text:bookmark-end text:name="__RefHeading___Toc136234959"/></text:h>
      <text:p text:style-name="P28"><text:span text:style-name="T20">Отсутствие ошибок и сбоев в работе бота. Наличие окна для задачи имени пользователя, основного окна. </text:span><text:span text:style-name="T25">Ответ ботом на несколько реплик заданного шаблона («Привет, Бот!» и т.п.). </text:span><text:span text:style-name="T22">Ответ на простые команды (вопросы). Например: «Который час?», вопросы о статистике по обмену сообщениями и т.п.</text:span></text:p>
      <text:list xml:id="list1984776117" text:style-name="WWNum2">
        <text:list-header>
          <text:p text:style-name="P96">Ответ на команды с параметрами: Например: «умножь 12 на 157»</text:p>
          <text:p text:style-name="P96">Бот должен хранить историю сообщений, включая время отправки и автора.</text:p>
          <text:p text:style-name="P96">Записывать историю в файл при завершении программы. Загружать из файла при запуске программы. Программа должна иметь диалоговый интерфейс с <text:s/>пользователем.</text:p>
        </text:list-header>
      </text:list>
      <text:p text:style-name="P119">Программа должна иметь модульную архитектуру и соответствовать принципам построения ООП.</text:p>
      <text:h text:style-name="P82" text:outline-level="2">Требования к системе в целом</text:h>
      <text:h text:style-name="P85" text:outline-level="3"><text:bookmark-start text:name="__RefHeading___Toc136234961"/>Требования к структуре и функционированию системы<text:bookmark-end text:name="__RefHeading___Toc136234961"/></text:h>
      <text:h text:style-name="P90" text:outline-level="4">Перечень подсистем, их назначение и основные характеристики, требования к числу уровней иерархии и степени централизации системы</text:h>
      <text:p text:style-name="P120">Программа должна иметь диалоговый интерфейс с <text:s/>пользователем</text:p>
      <text:p text:style-name="P120">Программа должна иметь модульную архитектуру и соответствовать принципам построения ООП.</text:p>
      <text:h text:style-name="P90" text:outline-level="4">Требования к способам и средствам связи для информационного обмена между компонентами системы</text:h>
      <text:p text:style-name="P44">Для обеспечения информационного обмена компоненты Системы должны работать в составе единой вычислительной сети, построенной по технологии Интернет/интранет.</text:p>
      <text:p text:style-name="P45">В качестве основного средства связи между компонентами Системы должна быть использована локальная вычислительная сеть, построенная по технологии Ethernet (конкретная реализация технологии должна быть определена на стадии проектирования).</text:p>
      <text:p text:style-name="P45">В качестве базового протокола сетевого и межсетевого взаимодействия должен использоваться TCP/IP (Transfer Control Protocol / Internet Protocol - протокол управления передачей / протокол-Интернет) – стек протоколов Интернет. </text:p>
      <text:p text:style-name="P45">Для сетей на базе Ethernet должна быть предусмотрена возможность резервирования.</text:p>
      <text:p text:style-name="P74"/>
      <text:h text:style-name="P92" text:outline-level="4"/>
      <text:h text:style-name="P92" text:outline-level="4"/>
      <text:h text:style-name="P90" text:outline-level="4"><text:bookmark-start text:name="_Ref133984485"/><text:soft-page-break/>Требования к характеристикам взаимосвязей создаваемой системы со смежными системами, требования к ее совместимости, в том числе указания о способах обмена информацией (автоматически, пересылкой документов, по телефону и т. п.)<text:bookmark-end text:name="_Ref133984485"/></text:h>
      <text:p text:style-name="P7">Возможны следующие варианты обмена (<text:span text:style-name="T33">система бота </text:span>Кадры и Смежная система 1):<text:line-break/>- Экспорт нормативно-справочной информации;<text:line-break/>- Экспорт выписок штатных расписаний;<text:line-break/>- Импорт нормативно-справочной информации;<text:line-break/>- т.д.<text:line-break/>Результаты выполнения операций импорта и экспорта данных должны регистрироваться в специальном журнале событий и предоставляться по запросу пользователя.</text:p>
      <text:p text:style-name="P60"/>
      <text:h text:style-name="P90" text:outline-level="4">Требования к режимам функционирования системы</text:h>
      <text:p text:style-name="P41">- Нормальный режим функционирования;<text:line-break/>- Аварийный режим функционирования.</text:p>
      <text:p text:style-name="P26"><text:span text:style-name="T19">Основным режимом функционирования </text:span><text:span text:style-name="T21">Система бота</text:span><text:span text:style-name="T19"> является нормальный режим. <text:line-break/>В нормальном режиме функционирования системы:<text:line-break/>- клиентское программное обеспечение и технические средства пользователей и администратора системы обеспечивают возможность функционирования в течение рабочего дня (с 09:00 до 18:00) пять дней в неделю;<text:line-break/>- серверное программное обеспечение и технические средства северов обеспечивают возможность круглосуточного функционирования, с перерывами на обслуживание;<text:line-break/>- исправно работает оборудование, составляющее комплекс технических средств;<text:line-break/>- исправно функционирует системное, базовое и</text:span> прикладное программное обеспечение системы.</text:p>
      <text:p text:style-name="P72"/>
      <text:h text:style-name="P90" text:outline-level="4">Требования по диагностированию системы</text:h>
      <text:p text:style-name="P42"><text:span text:style-name="T32">Система бота</text:span> должна предоставлять инструменты диагностирования основных процессов системы, трассировки и мониторинга процесса выполнения программы.<text:line-break/>Компоненты должны предоставлять удобный интерфейс для возможности просмотра диагностических событий, мониторинга процесса выполнения программ.<text:line-break/>При возникновении аварийных ситуаций, либо ошибок в программном обеспечении, диагностические инструменты должны позволять сохранять полный набор информации, необходимой разработчику для идентификации проблемы (снимки экранов, текущее состояние памяти, файловой системы).</text:p>
      <text:h text:style-name="P92" text:outline-level="4"/>
      <text:h text:style-name="P90" text:outline-level="4"><text:soft-page-break/>Перспективы развития, модернизации системы</text:h>
      <text:p text:style-name="P42">реализовывать возможность дальнейшей модернизации как программного обеспечения, так комплекса технических средств.<text:line-break/>Также необходимо предусмотреть возможность увеличения производительности системы путем её масштабирования.</text:p>
      <text:h text:style-name="P85" text:outline-level="3"><text:bookmark-start text:name="_Ref133986438"/><text:bookmark-start text:name="__RefHeading___Toc136234962"/>Требования к численности и квалификации персонала системы и режиму его работы<text:bookmark-end text:name="_Ref133986438"/><text:bookmark-end text:name="__RefHeading___Toc136234962"/></text:h>
      <text:h text:style-name="P90" text:outline-level="4">Требования к численности персонала (пользователей) АС</text:h>
      <text:p text:style-name="P47">Требование не указано.</text:p>
      <text:h text:style-name="P90" text:outline-level="4">Требования к квалификации персонала, порядку его подготовки и контроля знаний и навыков</text:h>
      <text:p text:style-name="P47">Требование не указано.</text:p>
      <text:h text:style-name="P93" text:outline-level="4">Требуемый режим работы персонала АС</text:h>
      <text:p text:style-name="P47">Требование не указано.</text:p>
      <text:h text:style-name="P85" text:outline-level="3"><text:bookmark-start text:name="__RefHeading___Toc136234963"/>Показатели назначения<text:bookmark-end text:name="__RefHeading___Toc136234963"/></text:h>
      <text:p text:style-name="P43">Система должна предусматривать возможность масштабирования по производительности и объему обрабатываемой информации без модификации ее программного обеспечения путем модернизации используемого комплекса технических средств. Возможности масштабирования должны обеспечиваться средствами используемого базового программного обеспечения, <text:span text:style-name="T33">выделенных серверов или других вычислительных систем.</text:span></text:p>
      <text:h text:style-name="P85" text:outline-level="3"><text:bookmark-start text:name="__RefHeading___Toc136234964"/>Требования к надежности<text:bookmark-end text:name="__RefHeading___Toc136234964"/></text:h>
      <text:p text:style-name="P8">1) состав и количественные значения показателей надежности для системы в целом или ее подсистем; <text:line-break/>2) перечень аварийных ситуаций, по которым должны быть регламентированы требования к надежности, и значения соответствующих показателей; <text:line-break/>3) требования к надежности технических средств и программного обеспечения; <text:line-break/>4) требования к методам оценки и контроля показателей надежности на разных стадиях создания системы в соответствии с действующими нормативно-техническими документами.</text:p>
      <text:list xml:id="list3930918316" text:style-name="WW8Num3">
        <text:list-header>
          <text:p text:style-name="P115"/>
        </text:list-header>
      </text:list>
      <text:h text:style-name="P92" text:outline-level="4"/>
      <text:h text:style-name="P90" text:outline-level="4"><text:soft-page-break/>Состав и количественные значения показателей надежности для системы в целом или ее подсистем</text:h>
      <text:p text:style-name="P42">2) перечень аварийных ситуаций, по которым должны быть регламентированы требования к надежности, и значения соответствующих показателей; <text:line-break/>3) требования к надежности технических средств и программного обеспечения; <text:line-break/>4) требования к методам оценки и контроля показателей надежности на разных стадиях создания системы в соответствии с действующими нормативно-техническими документами.</text:p>
      <text:h text:style-name="P90" text:outline-level="4">Перечень аварийных ситуаций, по которым должны быть регламентированы требования к надежности, и значения соответствующих показателей</text:h>
      <text:list xml:id="list1442260080" text:style-name="L1">
        <text:list-item>
          <text:p text:style-name="P109">отказ автоматизированного рабочего места оператора (пользователя);</text:p>
        </text:list-item>
      </text:list>
      <text:list xml:id="list3006187863" text:style-name="L2">
        <text:list-item>
          <text:p text:style-name="P110">отказ линии связи.</text:p>
        </text:list-item>
      </text:list>
      <text:list xml:id="list3135998537" text:style-name="L3">
        <text:list-item>
          <text:p text:style-name="P111">нарушения электропитания:</text:p>
        </text:list-item>
      </text:list>
      <text:list xml:id="list1270573959" text:style-name="L4">
        <text:list-item>
          <text:p text:style-name="P112">провалы напряжения - кратковременные понижения при резком увеличении нагрузки в электрической сети;</text:p>
        </text:list-item>
        <text:list-item>
          <text:p text:style-name="P105">высоковольтные импульсы - кратковременные значительные увеличения напряжения;</text:p>
        </text:list-item>
        <text:list-item>
          <text:p text:style-name="P105">полное отключение электроэнергии - полное отключение электроэнергии вследствие аварий, перегрузок;</text:p>
        </text:list-item>
        <text:list-item>
          <text:p text:style-name="P105">слишком большое напряжение - кратковременное увеличение напряжения в сети;</text:p>
        </text:list-item>
      </text:list>
      <text:p text:style-name="P72"/>
      <text:h text:style-name="P90" text:outline-level="4">Требования к надежности технических средств и программного обеспечения</text:h>
      <text:list xml:id="list1933509562" text:style-name="L5">
        <text:list-item>
          <text:p text:style-name="P113">использованием в системе технических средств повышенной отказоустойчивости и их структурным резервированием;</text:p>
        </text:list-item>
      </text:list>
      <text:list xml:id="list3070938837" text:style-name="L6">
        <text:list-item>
          <text:p text:style-name="P106">наличием на объектах автоматизации запасных изделий и приборов (ЗИП);</text:p>
        </text:list-item>
        <text:list-item>
          <text:p text:style-name="P106">защитой технических средств по электропитанию путем использования источников бесперебойного питания;</text:p>
        </text:list-item>
        <text:list-item>
          <text:p text:style-name="P106">дублированием носителей информационных массивов.</text:p>
        </text:list-item>
      </text:list>
      <text:p text:style-name="P72"/>
      <text:h text:style-name="P92" text:outline-level="4"/>
      <text:h text:style-name="P92" text:outline-level="4"/>
      <text:h text:style-name="P92" text:outline-level="4"/>
      <text:h text:style-name="P90" text:outline-level="4"><text:soft-page-break/>Требования к методам оценки и контроля показателей надежности на разных стадиях создания системы в соответствии с действующими нормативно-техническими документами</text:h>
      <text:list xml:id="list534584081" text:style-name="L7">
        <text:list-item>
          <text:p text:style-name="P107">определение проектных параметров и числовых показателей, </text:p>
        </text:list-item>
        <text:list-item>
          <text:p text:style-name="P107">выбор критериев эффективности и отказов, </text:p>
        </text:list-item>
        <text:list-item>
          <text:p text:style-name="P107">разработку типовой модели эксплуатации и выявление наиболее уязвимых составных частей системы с целью повышения их надежности, </text:p>
        </text:list-item>
        <text:list-item>
          <text:p text:style-name="P108">оценку уровня надежности в соответствии с техническим заданием, программой обеспечения надежности, договором.</text:p>
        </text:list-item>
      </text:list>
      <text:p text:style-name="P71"/>
      <text:h text:style-name="P85" text:outline-level="3"><text:bookmark-start text:name="__RefHeading___Toc136234965"/>Требования безопасности<text:bookmark-end text:name="__RefHeading___Toc136234965"/></text:h>
      <text:p text:style-name="P48">Наличие бесперебойных источников питания.</text:p>
      <text:p text:style-name="P48">Наличие средств мониторинга состояния бота.</text:p>
      <text:p text:style-name="P48">Наличие лиц ответственных за обслуживание систем.</text:p>
      <text:p text:style-name="P48">Средства для охраны от взлома собранных баз данных.</text:p>
      <text:h text:style-name="P85" text:outline-level="3"><text:bookmark-start text:name="__RefHeading___Toc136234966"/>Требования к эргономике и технической эстетике<text:bookmark-end text:name="__RefHeading___Toc136234966"/></text:h>
      <text:p text:style-name="P6">Система должна обеспечивать корректную обработку аварийных ситуаций, вызванных неверными действиями пользователей, неверным форматом или недопустимыми значениями входных данных. В указанных случаях система должна выдавать пользователю соответствующие сообщения, после чего возвращаться в рабочее состояние, предшествовавшее неверной (недопустимой) команде или некорректному вводу данных.</text:p>
      <text:h text:style-name="P85" text:outline-level="3"><text:bookmark-start text:name="__RefHeading___Toc136234967"/>Требования к транспортабельности для подвижных АС<text:bookmark-end text:name="__RefHeading___Toc136234967"/></text:h>
      <text:p text:style-name="P43">Для подвижных АС в требования к транспортабельности включают конструктивные требования, обеспечивающие транспортабельность технических средств системы, а также требования к транспортным средствам.</text:p>
      <text:h text:style-name="P85" text:outline-level="3"><text:bookmark-start text:name="__RefHeading___Toc136234968"/>Требования к эксплуатации, техническому обслуживанию, ремонту и хранению компонентов системы.<text:bookmark-end text:name="__RefHeading___Toc136234968"/></text:h>
      <text:p text:style-name="P36"><text:span text:style-name="T37">Система должна быть рассчитана на эксплуатацию в составе программно–технического комплекса Заказчика и учитывать разделение ИТ инфраструктуры Заказчика на внутреннюю и внешнюю. Техническая и физическая защита аппаратных компонентов </text:span><text:soft-page-break/><text:span text:style-name="T37">системы, носителей данных, бесперебойное энергоснабжение, резервирование ресурсов, текущее обслуживание реализуется техническими и организационными средствами, предусмотренными в ИТ инфраструктуре Заказчика.</text:span></text:p>
      <text:h text:style-name="P90" text:outline-level="4">Условия и регламент (режим) эксплуатации</text:h>
      <text:p text:style-name="P43"><text:span text:style-name="T38">Д</text:span>олжны обеспечивать использование технических средств (ТС) системы с заданными техническими показателями, в том числе виды и периодичность обслуживания ТС системы или допустимость работы без обслуживания; </text:p>
      <text:h text:style-name="P90" text:outline-level="4">Предварительные требования к допустимым площадям для размещения персонала и ТС системы</text:h>
      <text:p text:style-name="P49">Требования не указаны.</text:p>
      <text:h text:style-name="P90" text:outline-level="4"><text:bookmark-start text:name="_Ref133986712"/>Требования по количеству, квалификации обслуживающего персонала и режимам его работы<text:bookmark-end text:name="_Ref133986712"/></text:h>
      <text:p text:style-name="P50">Требования не указаны.</text:p>
      <text:h text:style-name="P94" text:outline-level="4"/>
      <text:h text:style-name="P90" text:outline-level="4">Требования к регламенту обслуживания</text:h>
      <text:p text:style-name="P42">Для нормальной эксплуатации разрабатываемой системы должно быть обеспечено бесперебойное питание ПЭВМ. При эксплуатации система должна быть обеспечена соответствующая стандартам хранения носителей и эксплуатации ПЭВМ температура и влажность воздуха. <text:line-break/>Периодическое техническое обслуживание используемых технических средств должно проводиться в соответствии с требованиями технической документации изготовителей, но не реже одного раза в год.<text:line-break/>Периодическое техническое обслуживание и тестирование технических средств должны включать в себя обслуживание и тестирование всех используемых средств, включая рабочие станции, серверы, кабельные системы и сетевое оборудование, устройства бесперебойного питания.</text:p>
      <text:h text:style-name="P88" text:outline-level="3"><text:bookmark-start text:name="__RefHeading___Toc1362349721"/>Требования к патентной чистоте<text:bookmark-end text:name="__RefHeading___Toc1362349721"/></text:h>
      <text:h text:style-name="P86" text:outline-level="3"><text:bookmark-start text:name="__RefHeading___Toc136234969"/>Требования к защите информации от несанкционированного доступа<text:bookmark-end text:name="__RefHeading___Toc136234969"/></text:h>
      <text:p text:style-name="P43">ИС должна обеспечивать защиту от несанкционированного доступа (НСД) на уровне не ниже установленного требованиями, предъявляемыми к категории 1Д по классификации действующего руководящего документа Гостехкомиссии России «Автоматизированные системы. Защита от несанкционированного доступа к информации. Классификация автоматизированных систем» 1992 г. <text:line-break/>Компоненты подсистемы защиты от НСД должны обеспечивать:<text:line-break/>– идентификацию пользователя;<text:line-break/>– проверку полномочий пользователя при работе с системой;<text:line-break/>– разграничение доступа пользователей на уровне задач и информационных массивов.</text:p>
      <text:h text:style-name="P85" text:outline-level="3"><text:bookmark-start text:name="__RefHeading___Toc136234970"/>Требования по сохранности информации при авариях<text:bookmark-end text:name="__RefHeading___Toc136234970"/></text:h>
      <text:p text:style-name="P125">Для сохранности информации необходимо предусмотреть использование блоков бесперебойного питания для защиты данных от повреждения в случае отключения питания, для надёжного хранения данных необходимо производить ежедневное резервное копирование БД на несколько дисков.</text:p>
      <text:h text:style-name="P85" text:outline-level="3"><text:bookmark-start text:name="__RefHeading___Toc136234971"/>Требования к защите от влияния внешних воздействий<text:bookmark-end text:name="__RefHeading___Toc136234971"/></text:h>
      <text:p text:style-name="P36"><text:span text:style-name="T37">Защита от влияния внешних воздействий должна обеспечиваться средствами программно технического комплекса Заказчика.</text:span></text:p>
      <text:h text:style-name="P90" text:outline-level="4">Требования к радиоэлектронной защите средств АС</text:h>
      <text:p text:style-name="P97"><text:bookmark text:name="page163R_mcid11"/>Требования к радиоэлектронной защите, по стойкости, устойчивости и<text:line-break/>прочности к внешним воздействиям (среде применения) не предъявляются.</text:p>
      <text:p text:style-name="P74"/>
      <text:h text:style-name="P91" text:outline-level="4"><text:span text:style-name="T14"/></text:h>
      <text:h text:style-name="P85" text:outline-level="3"/>
      <text:h text:style-name="P87" text:outline-level="3"/>
      <text:h text:style-name="P87" text:outline-level="3"><text:bookmark-start text:name="__RefHeading___Toc136234972"/>Требования к патентной чистоте<text:bookmark-end text:name="__RefHeading___Toc136234972"/></text:h>
      <text:p text:style-name="P132"><text:span text:style-name="T37">Патентная частота для данного проекта распространяется только на территории РФ.</text:span></text:p>
      <text:p text:style-name="P60"/>
      <text:h text:style-name="P85" text:outline-level="3"><text:bookmark-start text:name="__RefHeading___Toc136234973"/><text:bookmark-start text:name="_Ref136235899"/><text:soft-page-break/>Требования по стандартизации и унификации<text:bookmark-end text:name="__RefHeading___Toc136234973"/><text:bookmark-end text:name="_Ref136235899"/></text:h>
      <text:p text:style-name="P130"><text:span text:style-name="T37">Разработка системы должна осуществляться с использованием стандартных методологий функционального моделирования. Моделирование должно выполняться в рамках стандартов, поддерживаемых программными средствами моделирования. </text:span></text:p>
      <text:p text:style-name="P130"><text:span text:style-name="T37">Для работы с БД должнен использоваться язык запросов SQL в рамках стандарта ANSI SQL-92. </text:span></text:p>
      <text:h text:style-name="P89" text:outline-level="3"/>
      <text:h text:style-name="P95" text:outline-level="4">5<text:span text:style-name="T42"> Требования к программной документации</text:span></text:h>
      <text:p text:style-name="P126"><text:span text:style-name="T35">Предварительный состав программной документации:</text:span></text:p>
      <text:p text:style-name="P126"><text:span text:style-name="T35">техническое задание (включает описание применения);</text:span></text:p>
      <text:p text:style-name="P126"><text:span text:style-name="T35">программа и методика испытаний;</text:span></text:p>
      <text:p text:style-name="P126"><text:span text:style-name="T35">руководство системного программиста;</text:span></text:p>
      <text:p text:style-name="P126"><text:span text:style-name="T35">руководство оператора;</text:span></text:p>
      <text:p text:style-name="P126"><text:span text:style-name="T35">руководство программиста;</text:span></text:p>
      <text:p text:style-name="P126"><text:span text:style-name="T35">ведомость эксплуатационных документов;</text:span></text:p>
      <text:p text:style-name="P131"><text:span text:style-name="T26">формуляр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Courier New3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Нумерованный_20_список_20_с_20_отступом" style:display-name="Нумерованный список с отступом" style:family="paragraph" style:parent-style-name="Standard" style:list-style-name="WW8Num11">
      <style:paragraph-properties fo:line-height="150%"/>
    </style:style>
    <style:style style:name="Титул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Заг_20_1_20_АННОТАЦИЯ" style:display-name="Заг 1 АННОТАЦИЯ" style:family="paragraph" style:parent-style-name="Standard" style:next-style-name="Standard">
      <style:paragraph-properties fo:margin-top="0.212cm" fo:margin-bottom="0.106cm" style:contextual-spacing="false" fo:line-height="150%" fo:text-align="center" style:justify-single-word="false" fo:break-before="page"/>
      <style:text-properties fo:text-transform="uppercase"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0cm" fo:line-height="150%" fo:text-indent="-1.27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281cm" fo:margin-right="0cm" fo:line-height="150%" fo:text-indent="-1.281cm" style:auto-text-indent="false">
        <style:tab-stops>
          <style:tab-stop style:position="1.27cm"/>
          <style:tab-stop style:position="1.69cm"/>
          <style:tab-stop style:position="17.071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line-height="150%">
        <style:tab-stops>
          <style:tab-stop style:position="1.291cm"/>
          <style:tab-stop style:position="17.032cm" style:type="right" style:leader-style="dotted" style:leader-text="."/>
        </style:tab-stops>
      </style:paragraph-properties>
    </style:style>
    <style:style style:name="Электронная_20_подпись" style:display-name="Электронная подпись" style:family="paragraph" style:parent-style-name="Standard"/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423cm" style:contextual-spacing="false" fo:text-align="center" style:justify-single-word="false"/>
      <style:text-properties fo:font-weight="bold" style:font-weight-asian="bold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orphans="0" fo:widows="0" fo:text-indent="1.27cm" style:auto-text-indent="false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top="0.423cm" fo:margin-bottom="0.212cm" style:contextual-spacing="false" fo:line-height="150%" fo:text-align="center" style:justify-single-word="false" fo:break-before="pag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fo:margin-top="0.423cm" fo:margin-bottom="0.106cm" style:contextual-spacing="false" fo:line-height="150%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ableNormal" style:family="paragraph" style:parent-style-name="Standard">
      <style:paragraph-properties fo:margin-top="0.212cm" fo:margin-bottom="0cm" style:contextual-spacing="false" fo:line-height="150%" fo:text-align="start" style:justify-single-word="false" fo:keep-together="always"/>
      <style:text-properties style:font-size-complex="10pt"/>
    </style:style>
    <style:style style:name="Heading_20_3" style:display-name="Heading 3" style:family="paragraph" style:parent-style-name="Standard" style:next-style-name="Text_20_body_20_indent" style:default-outline-level="3" style:class="text">
      <style:paragraph-properties fo:margin-top="0.212cm" fo:margin-bottom="0.106cm" style:contextual-spacing="false" fo:line-height="150%" fo:keep-with-next="always">
        <style:tab-stops>
          <style:tab-stop style:position="4.128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_20_indent" style:default-outline-level="4" style:class="text">
      <style:paragraph-properties fo:margin-top="0cm" fo:margin-bottom="0.106cm" style:contextual-spacing="false" fo:line-height="150%" fo:text-align="start" style:justify-single-word="false" fo:orphans="0" fo:widows="0">
        <style:tab-stops>
          <style:tab-stop style:position="1.693cm"/>
        </style:tab-stops>
      </style:paragraph-properties>
      <style:text-properties fo:language="none" fo:country="none" fo:font-weight="bold" style:language-asian="none" style:country-asian="none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1z0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FN" style:family="text" style:parent-style-name="Основной_20_шрифт_20_абзаца">
      <style:text-properties fo:font-weight="bold" style:font-weight-asian="bold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Visited_20_Internet_20_Link" style:display-name="Visited Internet Link" style:family="text" style:parent-style-name="Основной_20_шрифт_20_абзаца">
      <style:text-properties fo:color="#800080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" text:consecutive-numbering="true">
      <text:list-level-style-number text:level="1" text:style-name="WW8Num11z0" loext:num-list-format="%1%.)" style:num-suffix=".)" style:num-format="1">
        <style:list-level-properties text:list-level-position-and-space-mode="label-alignment">
          <style:list-level-label-alignment text:label-followed-by="listtab" text:list-tab-stop-position="1.905cm" fo:text-indent="-0.531cm" fo:margin-left="1.8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  <style:text-properties fo:font-size="10pt" fo:language="none" fo:country="none" style:font-size-asian="10pt" style:language-asian="none" style:country-asian="none"/>
    </style:style>
    <style:style style:name="MP3" style:family="paragraph" style:parent-style-name="Standard">
      <style:paragraph-properties fo:margin-top="0.106cm" fo:margin-bottom="0cm" style:contextual-spacing="false"/>
      <style:text-properties fo:font-size="9pt" style:font-size-asian="9pt" style:font-size-complex="9pt"/>
    </style:style>
    <style:style style:name="MT1" style:family="text"/>
    <style:style style:name="MT2" style:family="text">
      <style:text-properties officeooo:rsid="000df125"/>
    </style:style>
    <style:style style:name="M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09cm" fo:margin-bottom="1.27cm" fo:margin-left="2.701cm" fo:margin-right="1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28cm" fo:margin-left="0cm" fo:margin-right="0cm" fo:margin-bottom="1.429cm" style:dynamic-spacing="true"/>
      </style:header-style>
      <style:footer-style>
        <style:header-footer-properties fo:min-height="1.076cm" fo:margin-left="0cm" fo:margin-right="0cm" fo:margin-top="0.97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06cm" fo:margin-bottom="1cm" fo:margin-left="2.701cm" fo:margin-right="1.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61cm" fo:margin-left="0cm" fo:margin-right="0cm" fo:margin-bottom="1.362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Преобразование_20_1" style:display-name="Преобразование 1" style:page-layout-name="Mpm2" draw:style-name="Mdp1">
      <style:header>
        <text:p text:style-name="MP1"><text:span text:style-name="Page_20_Number"><text:page-number text:select-page="current">3</text:page-number></text:span></text:p>
        <text:p text:style-name="MP1"><text:span text:style-name="MT2">09.02.07</text:span>. Техническое задание / Частное техническое задание</text:p>
      </style:header>
      <style:header-first>
        <text:p text:style-name="MP1"><text:span text:style-name="Page_20_Number"><text:span text:style-name="MT2">09.02.07</text:span></text:span>. Техническое задание / Частное техническое задание</text:p>
      </style:header-first>
      <style:footer>
        <text:p text:style-name="Footer"/>
      </style:footer>
      <style:footer-first>
        <text:p text:style-name="MP2"><draw:frame draw:style-name="Mfr1" draw:name="Врезка3" text:anchor-type="char" svg:x="-0.402cm" svg:y="6.04cm" svg:width="3.727cm" svg:height="0.436cm" draw:z-index="0"><draw:text-box><text:p text:style-name="MP3">Форма 2 ГОСТ 2.104-68</text:p></draw:text-box></draw:frame></text:p>
      </style:footer-first>
    </style:master-page>
    <style:master-page style:name="Преобразование_20_2" style:display-name="Преобразование 2" style:page-layout-name="Mpm3" draw:style-name="Mdp1">
      <style:header>
        <text:p text:style-name="MP1"><text:span text:style-name="Page_20_Number"><text:page-number text:select-page="current">16</text:page-number></text:span></text:p>
        <text:p text:style-name="MP1"><text:span text:style-name="MT2">09.02.07</text:span>. Техническое задание / Частное техническое задание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41:41.483752346</meta:creation-date>
    <dc:date>2023-11-29T13:07:30.906474128</dc:date>
    <meta:editing-duration>PT2H7M26S</meta:editing-duration>
    <meta:editing-cycles>21</meta:editing-cycles>
    <meta:generator>LibreOffice/7.3.7.2$Linux_X86_64 LibreOffice_project/30$Build-2</meta:generator>
    <meta:document-statistic meta:table-count="3" meta:image-count="0" meta:object-count="0" meta:page-count="16" meta:paragraph-count="219" meta:word-count="2186" meta:character-count="17670" meta:non-whitespace-character-count="15702"/>
  </office:meta>
</office:document-meta>
</file>